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2pt" officeooo:rsid="00096bbe" officeooo:paragraph-rsid="00096bbe" style:font-size-asian="12pt" style:font-size-complex="12pt"/>
    </style:style>
    <style:style style:name="P3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size="12pt" officeooo:rsid="00096bbe" officeooo:paragraph-rsid="00096bbe" style:font-size-asian="12pt" style:font-size-complex="12pt"/>
    </style:style>
    <style:style style:name="P4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Times New Roman" fo:font-size="12pt" fo:font-weight="bold" officeooo:rsid="00096bbe" officeooo:paragraph-rsid="00096bbe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size="12pt" fo:font-weight="bold" officeooo:rsid="00096bbe" officeooo:paragraph-rsid="00096bbe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size="12pt" fo:font-weight="bold" officeooo:rsid="00096bbe" officeooo:paragraph-rsid="000cefd8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size="12pt" fo:font-weight="bold" officeooo:rsid="00096bbe" officeooo:paragraph-rsid="002f5636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size="12pt" fo:font-weight="bold" officeooo:rsid="000b54d1" officeooo:paragraph-rsid="000b54d1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size="12pt" style:text-underline-style="solid" style:text-underline-width="auto" style:text-underline-color="font-color" fo:font-weight="bold" officeooo:rsid="00096bbe" officeooo:paragraph-rsid="00096bbe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2pt" style:text-underline-style="solid" style:text-underline-width="auto" style:text-underline-color="font-color" officeooo:rsid="00096bbe" officeooo:paragraph-rsid="00096bbe" style:font-size-asian="12pt" style:font-size-complex="12pt"/>
    </style:style>
    <style:style style:name="P11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size="12pt" fo:font-weight="normal" officeooo:rsid="000b54d1" officeooo:paragraph-rsid="00096bbe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size="12pt" fo:font-weight="normal" officeooo:rsid="000b54d1" officeooo:paragraph-rsid="000cefd8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size="12pt" fo:font-weight="normal" officeooo:rsid="000cefd8" officeooo:paragraph-rsid="00096bbe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size="12pt" fo:font-weight="normal" officeooo:rsid="000da3eb" officeooo:paragraph-rsid="00096bbe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size="12pt" fo:font-weight="normal" officeooo:rsid="000da3eb" officeooo:paragraph-rsid="000b54d1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size="12pt" fo:font-weight="normal" officeooo:rsid="00096bbe" officeooo:paragraph-rsid="00096bbe" style:font-size-asian="12pt" style:font-weight-asian="normal" style:font-size-complex="12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/>
      <style:text-properties style:font-name="Times New Roman" fo:font-size="12pt" style:text-underline-style="none" fo:font-weight="normal" officeooo:rsid="00096bbe" officeooo:paragraph-rsid="00096bbe" style:font-size-asian="12pt" style:font-weight-asian="normal" style:font-size-complex="12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/>
      <style:text-properties style:font-name="Times New Roman" fo:font-size="12pt" style:text-underline-style="none" fo:font-weight="normal" officeooo:rsid="00d0e953" officeooo:paragraph-rsid="001240f5" style:font-size-asian="12pt" style:font-weight-asian="normal" style:font-size-complex="12pt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/>
      <style:text-properties style:font-name="Times New Roman" fo:font-size="12pt" style:text-underline-style="none" fo:font-weight="normal" officeooo:rsid="00d0e953" officeooo:paragraph-rsid="00d0e953" style:font-size-asian="12pt" style:font-weight-asian="normal" style:font-size-complex="12pt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/>
      <style:text-properties style:font-name="Times New Roman" fo:font-size="12pt" style:text-underline-style="none" fo:font-weight="normal" officeooo:rsid="00d0e953" officeooo:paragraph-rsid="00d2d5a1" style:font-size-asian="12pt" style:font-weight-asian="normal" style:font-size-complex="12pt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/>
      <style:text-properties style:font-name="Times New Roman" fo:font-size="12pt" style:text-underline-style="none" fo:font-weight="bold" officeooo:rsid="00096bbe" officeooo:paragraph-rsid="00096bbe" style:font-size-asian="12pt" style:font-weight-asian="bold" style:font-size-complex="12pt" style:font-weight-complex="bold"/>
    </style:style>
    <style:style style:name="P22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text-indent="0cm" style:auto-text-indent="false" style:page-number="auto" fo:background-color="transparent"/>
      <style:text-properties style:font-name="Times New Roman" fo:font-size="12pt" style:text-underline-style="none" fo:font-weight="bold" officeooo:rsid="00096bbe" officeooo:paragraph-rsid="00096bbe" style:font-size-asian="12pt" style:font-weight-asian="bold" style:font-size-complex="12pt" style:font-weight-complex="bold"/>
    </style:style>
    <style:style style:name="P2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7f00" style:font-name="Times New Roman" fo:font-size="12pt" style:font-size-asian="12pt" style:font-size-complex="12pt"/>
    </style:style>
    <style:style style:name="P24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7f00" style:font-name="Times New Roman" fo:font-size="12pt" officeooo:rsid="003bb17c" officeooo:paragraph-rsid="003a28b4" style:font-size-asian="12pt" style:font-size-complex="12pt"/>
    </style:style>
    <style:style style:name="P25" style:family="paragraph" style:parent-style-name="Text_20_body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/>
      <style:text-properties fo:color="#007f00" style:font-name="Times New Roman" fo:font-size="12pt" style:font-size-asian="12pt" style:font-size-complex="12pt"/>
    </style:style>
    <style:style style:name="P26" style:family="paragraph" style:parent-style-name="Text_20_body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/>
      <style:text-properties fo:color="#007f00" style:font-name="Times New Roman" fo:font-size="12pt" officeooo:paragraph-rsid="00b6d4ff" style:font-size-asian="12pt" style:font-size-complex="12pt"/>
    </style:style>
    <style:style style:name="P27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00ff" style:font-name="Times New Roman" fo:font-size="12pt" officeooo:paragraph-rsid="003a28b4" style:font-size-asian="12pt" style:font-size-complex="12pt"/>
    </style:style>
    <style:style style:name="P28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2pt" style:font-size-asian="12pt" style:font-size-complex="12pt"/>
    </style:style>
    <style:style style:name="P29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2pt" officeooo:paragraph-rsid="003a28b4" style:font-size-asian="12pt" style:font-size-complex="12pt"/>
    </style:style>
    <style:style style:name="P30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2pt" officeooo:paragraph-rsid="005bf4bc" style:font-size-asian="12pt" style:font-size-complex="12pt"/>
    </style:style>
    <style:style style:name="P31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2pt" officeooo:paragraph-rsid="005dc329" style:font-size-asian="12pt" style:font-size-complex="12pt"/>
    </style:style>
    <style:style style:name="P3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2pt" officeooo:paragraph-rsid="006c2ad8" style:font-size-asian="12pt" style:font-size-complex="12pt"/>
    </style:style>
    <style:style style:name="P3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2pt" officeooo:rsid="006a9d99" officeooo:paragraph-rsid="006a9d99" style:font-size-asian="12pt" style:font-size-complex="12pt"/>
    </style:style>
    <style:style style:name="P34" style:family="paragraph" style:parent-style-name="Text_20_body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/>
      <style:text-properties style:font-name="Times New Roman" fo:font-size="12pt" style:font-size-asian="12pt" style:font-size-complex="12pt"/>
    </style:style>
    <style:style style:name="P35" style:family="paragraph" style:parent-style-name="Text_20_body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/>
      <style:text-properties style:font-name="Times New Roman" fo:font-size="12pt" officeooo:paragraph-rsid="00b6d4ff" style:font-size-asian="12pt" style:font-size-complex="12pt"/>
    </style:style>
    <style:style style:name="P3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7f00" style:font-name="Times New Roman" fo:font-size="12pt" style:font-size-asian="12pt" style:font-size-complex="12pt"/>
    </style:style>
    <style:style style:name="P3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7f00" style:font-name="Times New Roman" fo:font-size="12pt" officeooo:paragraph-rsid="00156d24" style:font-size-asian="12pt" style:font-size-complex="12pt"/>
    </style:style>
    <style:style style:name="P3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7f00" style:font-name="Times New Roman" fo:font-size="12pt" officeooo:paragraph-rsid="003f3194" style:font-size-asian="12pt" style:font-size-complex="12pt"/>
    </style:style>
    <style:style style:name="P3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7f00" style:font-name="Times New Roman" fo:font-size="12pt" officeooo:paragraph-rsid="004ac83e" style:font-size-asian="12pt" style:font-size-complex="12pt"/>
    </style:style>
    <style:style style:name="P4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7f00" style:font-name="Times New Roman" fo:font-size="12pt" officeooo:paragraph-rsid="004a468b" style:font-size-asian="12pt" style:font-size-complex="12pt"/>
    </style:style>
    <style:style style:name="P4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7f00" style:font-name="Times New Roman" fo:font-size="12pt" officeooo:paragraph-rsid="0048735a" style:font-size-asian="12pt" style:font-size-complex="12pt"/>
    </style:style>
    <style:style style:name="P4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7f00" style:font-name="Times New Roman" fo:font-size="12pt" officeooo:paragraph-rsid="004889d5" style:font-size-asian="12pt" style:font-size-complex="12pt"/>
    </style:style>
    <style:style style:name="P4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7f00" style:font-name="Times New Roman" fo:font-size="12pt" officeooo:paragraph-rsid="00479b7b" style:font-size-asian="12pt" style:font-size-complex="12pt"/>
    </style:style>
    <style:style style:name="P4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7f00" style:font-name="Times New Roman" fo:font-size="12pt" officeooo:paragraph-rsid="0046fc49" style:font-size-asian="12pt" style:font-size-complex="12pt"/>
    </style:style>
    <style:style style:name="P4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7f00" style:font-name="Times New Roman" fo:font-size="12pt" officeooo:paragraph-rsid="0056003c" style:font-size-asian="12pt" style:font-size-complex="12pt"/>
    </style:style>
    <style:style style:name="P4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7f00" style:font-name="Times New Roman" fo:font-size="12pt" officeooo:paragraph-rsid="00180d34" style:font-size-asian="12pt" style:font-size-complex="12pt"/>
    </style:style>
    <style:style style:name="P4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7f00" style:font-name="Times New Roman" fo:font-size="12pt" officeooo:paragraph-rsid="005f73df" style:font-size-asian="12pt" style:font-size-complex="12pt"/>
    </style:style>
    <style:style style:name="P4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7f00" style:font-name="Times New Roman" fo:font-size="12pt" officeooo:paragraph-rsid="006ea717" style:font-size-asian="12pt" style:font-size-complex="12pt"/>
    </style:style>
    <style:style style:name="P4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7f00" style:font-name="Times New Roman" fo:font-size="12pt" officeooo:rsid="007c2371" officeooo:paragraph-rsid="007c2371" style:font-size-asian="12pt" style:font-size-complex="12pt"/>
    </style:style>
    <style:style style:name="P5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7f00" style:font-name="Times New Roman" fo:font-size="12pt" officeooo:paragraph-rsid="001d4ea3" style:font-size-asian="12pt" style:font-size-complex="12pt"/>
    </style:style>
    <style:style style:name="P5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7f00" style:font-name="Times New Roman" fo:font-size="12pt" officeooo:paragraph-rsid="009236a7" style:font-size-asian="12pt" style:font-size-complex="12pt"/>
    </style:style>
    <style:style style:name="P5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7f00" style:font-name="Times New Roman" fo:font-size="12pt" officeooo:paragraph-rsid="009b17e6" style:font-size-asian="12pt" style:font-size-complex="12pt"/>
    </style:style>
    <style:style style:name="P5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7f00" style:font-name="Times New Roman" fo:font-size="12pt" officeooo:rsid="008eb445" officeooo:paragraph-rsid="00a6a041" style:font-size-asian="12pt" style:font-size-complex="12pt"/>
    </style:style>
    <style:style style:name="P5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7f00" style:font-name="Times New Roman" fo:font-size="12pt" officeooo:paragraph-rsid="00aa1df0" style:font-size-asian="12pt" style:font-size-complex="12pt"/>
    </style:style>
    <style:style style:name="P5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7f00" style:font-name="Times New Roman" fo:font-size="12pt" officeooo:paragraph-rsid="0026589a" style:font-size-asian="12pt" style:font-size-complex="12pt"/>
    </style:style>
    <style:style style:name="P56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/>
      <style:text-properties fo:color="#007f00" style:font-name="Times New Roman" fo:font-size="12pt" style:font-size-asian="12pt" style:font-size-complex="12pt"/>
    </style:style>
    <style:style style:name="P57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/>
      <style:text-properties fo:color="#007f00" style:font-name="Times New Roman" fo:font-size="12pt" officeooo:paragraph-rsid="00b3541a" style:font-size-asian="12pt" style:font-size-complex="12pt"/>
    </style:style>
    <style:style style:name="P58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/>
      <style:text-properties fo:color="#007f00" style:font-name="Times New Roman" fo:font-size="12pt" officeooo:paragraph-rsid="00b6d4ff" style:font-size-asian="12pt" style:font-size-complex="12pt"/>
    </style:style>
    <style:style style:name="P59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/>
      <style:text-properties fo:color="#007f00" style:font-name="Times New Roman" fo:font-size="12pt" officeooo:paragraph-rsid="00c09c11" style:font-size-asian="12pt" style:font-size-complex="12pt"/>
    </style:style>
    <style:style style:name="P6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c6d00" style:font-name="Times New Roman" fo:font-size="12pt" style:text-underline-style="none" fo:font-weight="normal" officeooo:rsid="001240f5" officeooo:paragraph-rsid="001240f5" style:font-size-asian="12pt" style:font-weight-asian="normal" style:font-size-complex="12pt" style:font-weight-complex="normal"/>
    </style:style>
    <style:style style:name="P6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c6d00" style:font-name="Times New Roman" fo:font-size="12pt" style:font-size-asian="12pt" style:font-size-complex="12pt"/>
    </style:style>
    <style:style style:name="P6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2pt" style:font-size-asian="12pt" style:font-size-complex="12pt"/>
    </style:style>
    <style:style style:name="P6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2pt" officeooo:paragraph-rsid="00156d24" style:font-size-asian="12pt" style:font-size-complex="12pt"/>
    </style:style>
    <style:style style:name="P6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2pt" officeooo:paragraph-rsid="003e4e23" style:font-size-asian="12pt" style:font-size-complex="12pt"/>
    </style:style>
    <style:style style:name="P6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2pt" officeooo:rsid="00156d24" officeooo:paragraph-rsid="00156d24" style:font-size-asian="12pt" style:font-size-complex="12pt"/>
    </style:style>
    <style:style style:name="P6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2pt" officeooo:paragraph-rsid="003f3194" style:font-size-asian="12pt" style:font-size-complex="12pt"/>
    </style:style>
    <style:style style:name="P6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2pt" officeooo:paragraph-rsid="00400d30" style:font-size-asian="12pt" style:font-size-complex="12pt"/>
    </style:style>
    <style:style style:name="P6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2pt" officeooo:paragraph-rsid="00527245" style:font-size-asian="12pt" style:font-size-complex="12pt"/>
    </style:style>
    <style:style style:name="P6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2pt" officeooo:paragraph-rsid="005a8a6f" style:font-size-asian="12pt" style:font-size-complex="12pt"/>
    </style:style>
    <style:style style:name="P7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2pt" officeooo:paragraph-rsid="00651cd7" style:font-size-asian="12pt" style:font-size-complex="12pt"/>
    </style:style>
    <style:style style:name="P7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2pt" officeooo:paragraph-rsid="00667a9f" style:font-size-asian="12pt" style:font-size-complex="12pt"/>
    </style:style>
    <style:style style:name="P7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2pt" officeooo:paragraph-rsid="006a7249" style:font-size-asian="12pt" style:font-size-complex="12pt"/>
    </style:style>
    <style:style style:name="P7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2pt" officeooo:paragraph-rsid="00722f71" style:font-size-asian="12pt" style:font-size-complex="12pt"/>
    </style:style>
    <style:style style:name="P7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2pt" officeooo:paragraph-rsid="007c2371" style:font-size-asian="12pt" style:font-size-complex="12pt"/>
    </style:style>
    <style:style style:name="P7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2pt" officeooo:paragraph-rsid="0086d513" style:font-size-asian="12pt" style:font-size-complex="12pt"/>
    </style:style>
    <style:style style:name="P7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2pt" officeooo:paragraph-rsid="008eb445" style:font-size-asian="12pt" style:font-size-complex="12pt"/>
    </style:style>
    <style:style style:name="P7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2pt" officeooo:paragraph-rsid="00a50e28" style:font-size-asian="12pt" style:font-size-complex="12pt"/>
    </style:style>
    <style:style style:name="P7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2pt" officeooo:paragraph-rsid="00a6a041" style:font-size-asian="12pt" style:font-size-complex="12pt"/>
    </style:style>
    <style:style style:name="P7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2pt" officeooo:paragraph-rsid="00a8e2c2" style:font-size-asian="12pt" style:font-size-complex="12pt"/>
    </style:style>
    <style:style style:name="P8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2pt" officeooo:paragraph-rsid="00aaefb7" style:font-size-asian="12pt" style:font-size-complex="12pt"/>
    </style:style>
    <style:style style:name="P81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/>
      <style:text-properties style:font-name="Times New Roman" fo:font-size="12pt" style:font-size-asian="12pt" style:font-size-complex="12pt"/>
    </style:style>
    <style:style style:name="P82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/>
      <style:text-properties style:font-name="Times New Roman" fo:font-size="12pt" officeooo:paragraph-rsid="00b5068a" style:font-size-asian="12pt" style:font-size-complex="12pt"/>
    </style:style>
    <style:style style:name="P83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/>
      <style:text-properties style:font-name="Times New Roman" fo:font-size="12pt" officeooo:paragraph-rsid="00bb08a3" style:font-size-asian="12pt" style:font-size-complex="12pt"/>
    </style:style>
    <style:style style:name="P84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/>
      <style:text-properties style:font-name="Times New Roman" fo:font-size="12pt" officeooo:paragraph-rsid="00be1908" style:font-size-asian="12pt" style:font-size-complex="12pt"/>
    </style:style>
    <style:style style:name="P85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/>
      <style:text-properties style:font-name="Times New Roman" fo:font-size="12pt" officeooo:paragraph-rsid="00c545b4" style:font-size-asian="12pt" style:font-size-complex="12pt"/>
    </style:style>
    <style:style style:name="P86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/>
      <style:text-properties style:font-name="Times New Roman" fo:font-size="12pt" officeooo:paragraph-rsid="00c69028" style:font-size-asian="12pt" style:font-size-complex="12pt"/>
    </style:style>
    <style:style style:name="P87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/>
      <style:text-properties style:font-name="Times New Roman" fo:font-size="12pt" officeooo:paragraph-rsid="00c88cff" style:font-size-asian="12pt" style:font-size-complex="12pt"/>
    </style:style>
    <style:style style:name="P88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/>
      <style:text-properties style:font-name="Times New Roman" fo:font-size="12pt" officeooo:paragraph-rsid="00c8fa38" style:font-size-asian="12pt" style:font-size-complex="12pt"/>
    </style:style>
    <style:style style:name="P89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/>
      <style:text-properties style:font-name="Times New Roman" fo:font-size="12pt" officeooo:paragraph-rsid="00c92c0c" style:font-size-asian="12pt" style:font-size-complex="12pt"/>
    </style:style>
    <style:style style:name="P9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ff" style:font-name="Times New Roman" fo:font-size="12pt" style:font-size-asian="12pt" style:font-size-complex="12pt"/>
    </style:style>
    <style:style style:name="P9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ff" style:font-name="Times New Roman" fo:font-size="12pt" officeooo:paragraph-rsid="00156d24" style:font-size-asian="12pt" style:font-size-complex="12pt"/>
    </style:style>
    <style:style style:name="T1" style:family="text">
      <style:text-properties officeooo:rsid="00096bb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b54d1" style:font-weight-asian="normal" style:font-weight-complex="normal"/>
    </style:style>
    <style:style style:name="T4" style:family="text">
      <style:text-properties fo:font-weight="normal" officeooo:rsid="000cefd8" style:font-weight-asian="normal" style:font-weight-complex="normal"/>
    </style:style>
    <style:style style:name="T5" style:family="text">
      <style:text-properties fo:font-weight="normal" officeooo:rsid="000da3eb" style:font-weight-asian="normal" style:font-weight-complex="normal"/>
    </style:style>
    <style:style style:name="T6" style:family="text">
      <style:text-properties fo:font-weight="normal" officeooo:rsid="000ec3f3" style:font-weight-asian="normal" style:font-weight-complex="normal"/>
    </style:style>
    <style:style style:name="T7" style:family="text">
      <style:text-properties fo:font-weight="normal" officeooo:rsid="000fd3c7" style:font-weight-asian="normal" style:font-weight-complex="normal"/>
    </style:style>
    <style:style style:name="T8" style:family="text">
      <style:text-properties fo:font-weight="normal" officeooo:rsid="0010a08b" style:font-weight-asian="normal" style:font-weight-complex="normal"/>
    </style:style>
    <style:style style:name="T9" style:family="text">
      <style:text-properties fo:font-weight="normal" officeooo:rsid="0011a0ab" style:font-weight-asian="normal" style:font-weight-complex="normal"/>
    </style:style>
    <style:style style:name="T10" style:family="text">
      <style:text-properties fo:color="#0000ff"/>
    </style:style>
    <style:style style:name="T11" style:family="text">
      <style:text-properties fo:color="#0000ff" fo:font-weight="normal" officeooo:rsid="0011a0ab" style:font-weight-asian="normal" style:font-weight-complex="normal"/>
    </style:style>
    <style:style style:name="T12" style:family="text">
      <style:text-properties fo:color="#0000ff" fo:font-weight="normal" officeooo:rsid="000ec3f3" style:font-weight-asian="normal" style:font-weight-complex="normal"/>
    </style:style>
    <style:style style:name="T13" style:family="text">
      <style:text-properties fo:color="#0000ff" fo:font-weight="normal" officeooo:rsid="000fd3c7" style:font-weight-asian="normal" style:font-weight-complex="normal"/>
    </style:style>
    <style:style style:name="T14" style:family="text">
      <style:text-properties fo:color="#a01414"/>
    </style:style>
    <style:style style:name="T15" style:family="text">
      <style:text-properties fo:color="#a01414" fo:font-weight="bold" officeooo:rsid="00d2d5a1" style:font-weight-asian="bold" style:font-weight-complex="bold"/>
    </style:style>
    <style:style style:name="T16" style:family="text">
      <style:text-properties fo:color="#28829e"/>
    </style:style>
    <style:style style:name="T17" style:family="text">
      <style:text-properties fo:color="#007f00"/>
    </style:style>
    <style:style style:name="T18" style:family="text">
      <style:text-properties fo:color="#007f00" officeooo:rsid="003a28b4"/>
    </style:style>
    <style:style style:name="T19" style:family="text">
      <style:text-properties fo:color="#007f00" officeooo:rsid="003bb17c"/>
    </style:style>
    <style:style style:name="T20" style:family="text">
      <style:text-properties fo:color="#007f00" officeooo:rsid="003e4e23"/>
    </style:style>
    <style:style style:name="T21" style:family="text">
      <style:text-properties fo:color="#007f00" officeooo:rsid="005bf4bc"/>
    </style:style>
    <style:style style:name="T22" style:family="text">
      <style:text-properties fo:color="#007f00" officeooo:rsid="005dc329"/>
    </style:style>
    <style:style style:name="T23" style:family="text">
      <style:text-properties fo:color="#007f00" officeooo:rsid="00651cd7"/>
    </style:style>
    <style:style style:name="T24" style:family="text">
      <style:text-properties fo:color="#007f00" officeooo:rsid="00667a9f"/>
    </style:style>
    <style:style style:name="T25" style:family="text">
      <style:text-properties fo:color="#007f00" officeooo:rsid="006a7249"/>
    </style:style>
    <style:style style:name="T26" style:family="text">
      <style:text-properties fo:color="#007f00" officeooo:rsid="006c2ad8"/>
    </style:style>
    <style:style style:name="T27" style:family="text">
      <style:text-properties fo:color="#007f00" officeooo:rsid="00722f71"/>
    </style:style>
    <style:style style:name="T28" style:family="text">
      <style:text-properties fo:color="#007f00" officeooo:rsid="007c2371"/>
    </style:style>
    <style:style style:name="T29" style:family="text">
      <style:text-properties fo:color="#007f00" officeooo:rsid="0086d513"/>
    </style:style>
    <style:style style:name="T30" style:family="text">
      <style:text-properties fo:color="#007f00" officeooo:rsid="008eb445"/>
    </style:style>
    <style:style style:name="T31" style:family="text">
      <style:text-properties fo:color="#007f00" officeooo:rsid="00a50e28"/>
    </style:style>
    <style:style style:name="T32" style:family="text">
      <style:text-properties fo:color="#007f00" officeooo:rsid="00a6a041"/>
    </style:style>
    <style:style style:name="T33" style:family="text">
      <style:text-properties fo:color="#007f00" officeooo:rsid="00a8e2c2"/>
    </style:style>
    <style:style style:name="T34" style:family="text">
      <style:text-properties fo:color="#007f00" officeooo:rsid="00aaefb7"/>
    </style:style>
    <style:style style:name="T35" style:family="text">
      <style:text-properties fo:color="#007f00" officeooo:rsid="00b5068a"/>
    </style:style>
    <style:style style:name="T36" style:family="text">
      <style:text-properties fo:color="#007f00" officeooo:rsid="00b6d4ff"/>
    </style:style>
    <style:style style:name="T37" style:family="text">
      <style:text-properties fo:color="#007f00" officeooo:rsid="00be1908"/>
    </style:style>
    <style:style style:name="T38" style:family="text">
      <style:text-properties fo:color="#007f00" officeooo:rsid="00c545b4"/>
    </style:style>
    <style:style style:name="T39" style:family="text">
      <style:text-properties fo:color="#007f00" officeooo:rsid="00c69028"/>
    </style:style>
    <style:style style:name="T40" style:family="text">
      <style:text-properties fo:color="#007f00" officeooo:rsid="00c88cff"/>
    </style:style>
    <style:style style:name="T41" style:family="text">
      <style:text-properties fo:color="#007f00" officeooo:rsid="00c8fa38"/>
    </style:style>
    <style:style style:name="T42" style:family="text">
      <style:text-properties fo:color="#007f00" officeooo:rsid="00c92c0c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officeooo:rsid="001240f5" style:font-weight-asian="bold" style:font-weight-complex="bold"/>
    </style:style>
    <style:style style:name="T45" style:family="text">
      <style:text-properties fo:font-weight="bold" officeooo:rsid="00d2d5a1" style:font-weight-asian="bold" style:font-weight-complex="bold"/>
    </style:style>
    <style:style style:name="T46" style:family="text">
      <style:text-properties officeooo:rsid="00180d34"/>
    </style:style>
    <style:style style:name="T47" style:family="text">
      <style:text-properties officeooo:rsid="0026589a"/>
    </style:style>
    <style:style style:name="T48" style:family="text">
      <style:text-properties officeooo:rsid="002cdb2a"/>
    </style:style>
    <style:style style:name="T49" style:family="text">
      <style:text-properties officeooo:rsid="002f5636"/>
    </style:style>
    <style:style style:name="T50" style:family="text">
      <style:text-properties officeooo:rsid="0011a0ab"/>
    </style:style>
    <style:style style:name="T51" style:family="text">
      <style:text-properties officeooo:rsid="004432d4"/>
    </style:style>
    <style:style style:name="T52" style:family="text">
      <style:text-properties officeooo:rsid="00479b7b"/>
    </style:style>
    <style:style style:name="T53" style:family="text">
      <style:text-properties officeooo:rsid="0048735a"/>
    </style:style>
    <style:style style:name="T54" style:family="text">
      <style:text-properties officeooo:rsid="004889d5"/>
    </style:style>
    <style:style style:name="T55" style:family="text">
      <style:text-properties officeooo:rsid="004a468b"/>
    </style:style>
    <style:style style:name="T56" style:family="text">
      <style:text-properties officeooo:rsid="004ac83e"/>
    </style:style>
    <style:style style:name="T57" style:family="text">
      <style:text-properties officeooo:rsid="004cf4d1"/>
    </style:style>
    <style:style style:name="T58" style:family="text">
      <style:text-properties officeooo:rsid="0056003c"/>
    </style:style>
    <style:style style:name="T59" style:family="text">
      <style:text-properties officeooo:rsid="006929cd"/>
    </style:style>
    <style:style style:name="T60" style:family="text">
      <style:text-properties officeooo:rsid="006ea717"/>
    </style:style>
    <style:style style:name="T61" style:family="text">
      <style:text-properties officeooo:rsid="008a6c8d"/>
    </style:style>
    <style:style style:name="T62" style:family="text">
      <style:text-properties officeooo:rsid="0091f48c"/>
    </style:style>
    <style:style style:name="T63" style:family="text">
      <style:text-properties officeooo:rsid="00b3541a"/>
    </style:style>
    <style:style style:name="T64" style:family="text">
      <style:text-properties officeooo:rsid="00b6d4ff"/>
    </style:style>
    <style:style style:name="T65" style:family="text">
      <style:text-properties officeooo:rsid="00be1908"/>
    </style:style>
    <style:style style:name="T66" style:family="text">
      <style:text-properties officeooo:rsid="00c09c11"/>
    </style:style>
    <style:style style:name="T67" style:family="text">
      <style:text-properties fo:color="#0000cc" fo:font-weight="bold" style:font-weight-asian="bold" style:font-weight-complex="bold"/>
    </style:style>
    <style:style style:name="T68" style:family="text">
      <style:text-properties officeooo:rsid="00d2d5a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Ş<text:span text:style-name="T1">afak Akıncı<text:tab/> <text:s text:c="3"/><text:tab/><text:tab/><text:tab/><text:tab/><text:tab/><text:tab/><text:tab/><text:tab/><text:tab/> <text:s text:c="11"/><text:tab/><text:tab/><text:tab/><text:tab/><text:tab/><text:tab/><text:tab/>18.10.2016</text:span></text:p>
      <text:p text:style-name="P2">152120141003</text:p>
      <text:p text:style-name="P4">Experiment 1</text:p>
      <text:p text:style-name="P4">Introduction to C++ Programming – I</text:p>
      <text:p text:style-name="P5">Objectives</text:p>
      <text:p text:style-name="P3"><text:span text:style-name="T2"><text:tab/></text:span><text:span text:style-name="T3">To write simple computer programs in C++.</text:span></text:p>
      <text:p text:style-name="P5">Prelab Activities</text:p>
      <text:p text:style-name="P5"/>
      <text:p text:style-name="P9">Programming Output</text:p>
      <text:p text:style-name="P5"><text:span text:style-name="T2"><text:tab/>1-</text:span><text:span text:style-name="T3">63</text:span></text:p>
      <text:p text:style-name="P11"/>
      <text:p text:style-name="P5"><text:span text:style-name="T2"><text:tab/>2-</text:span><text:span text:style-name="T3">39</text:span></text:p>
      <text:p text:style-name="P6"><text:span text:style-name="T2"><text:tab/>3-</text:span><text:span text:style-name="T4">Please enter an integer: </text:span></text:p>
      <text:p text:style-name="P12"><text:tab/> <text:s text:c="2"/>Hello</text:p>
      <text:p text:style-name="P11"/>
      <text:p text:style-name="P6"><text:span text:style-name="T3"><text:tab/>4- </text:span><text:span text:style-name="T4">Please enter an integer:</text:span></text:p>
      <text:p text:style-name="P12"><text:tab/> <text:s text:c="3"/>Goodbye</text:p>
      <text:p text:style-name="P11"/>
      <text:p text:style-name="P6"><text:span text:style-name="T3"><text:tab/>5- </text:span><text:span text:style-name="T4">Please enter an integer: </text:span></text:p>
      <text:p text:style-name="P12"><text:tab/> <text:s text:c="3"/>Hello</text:p>
      <text:p text:style-name="P11"><text:tab/> <text:s text:c="3"/>Goodbye</text:p>
      <text:p text:style-name="P11"/>
      <text:p text:style-name="P11"><text:tab/>6- Goodbye</text:p>
      <text:p text:style-name="P11"/>
      <text:p text:style-name="P5"><text:span text:style-name="T3"><text:tab/>7- </text:span><text:span text:style-name="T4">Hello!</text:span></text:p>
      <text:p text:style-name="P13"><text:tab/></text:p>
      <text:p text:style-name="P5"><text:span text:style-name="T3"><text:tab/>8- </text:span><text:span text:style-name="T4">The value of x is: 2</text:span></text:p>
      <text:p text:style-name="P13"><text:tab/> <text:s text:c="4"/>The value of x is: 3</text:p>
      <text:p text:style-name="P13"><text:tab/> <text:s text:c="4"/>The value of x is: 4</text:p>
      <text:p text:style-name="P13"><text:tab/> <text:s text:c="4"/>The value of x is: 5</text:p>
      <text:p text:style-name="P5"><text:span text:style-name="T4"><text:tab/> <text:s text:c="4"/></text:span><text:span text:style-name="T5">The value of x is: 6</text:span></text:p>
      <text:p text:style-name="P14"><text:tab/> <text:s text:c="4"/>The final value of x is: 6</text:p>
      <text:p text:style-name="P14"/>
      <text:p text:style-name="P5"><text:span text:style-name="T3"><text:tab/>9- </text:span><text:span text:style-name="T5">The student with a grade of 85 Passed</text:span></text:p>
      <text:p text:style-name="P14"><text:tab/></text:p>
      <text:p text:style-name="P14"><text:tab/> <text:s text:c="3"/>The student with a grade of 55 Failed</text:p>
      <text:p text:style-name="P14"/>
      <text:p text:style-name="P8"><text:span text:style-name="T2"><text:tab/>10- </text:span><text:span text:style-name="T5">2 1 -8 -1</text:span></text:p>
      <text:p text:style-name="P15"><text:tab/>11- none one <text:span text:style-name="T48">two three four </text:span><text:s/></text:p>
      <text:p text:style-name="P8"><text:span text:style-name="T5"><text:tab/>12- </text:span><text:span text:style-name="T6">AC</text:span></text:p>
      <text:p text:style-name="P9">Correct The Code</text:p>
      <text:p text:style-name="P7"><text:span text:style-name="T2">1</text:span><text:span text:style-name="T6">3</text:span><text:span text:style-name="T2">-</text:span><text:span text:style-name="T6"> <text:tab/></text:span><text:span text:style-name="T7">1 <text:s text:c="2"/>: <text:s text:c="2"/>it isn’t a program statement, it is preprocessor (#) </text:span><text:span text:style-name="T49">syntax error</text:span><text:span text:style-name="T7"> : </text:span><text:span text:style-name="T13">#include</text:span><text:span text:style-name="T7"> &lt;iostream&gt;</text:span></text:p>
      <text:p text:style-name="P7"><text:span text:style-name="T7"><text:tab/></text:span><text:span text:style-name="T6">2 <text:s text:c="2"/></text:span><text:span text:style-name="T2">: <text:s text:c="2"/></text:span><text:span text:style-name="T6">missing </text:span><text:span text:style-name="T7">“;”</text:span><text:span text:style-name="T2"> <text:tab/><text:tab/><text:tab/><text:tab/> <text:s text:c="8"/><text:tab/> <text:s/></text:span><text:span text:style-name="T49">syntax error</text:span><text:span text:style-name="T2"><text:tab/> <text:s text:c="4"/>: </text:span><text:span text:style-name="T12">using namespace</text:span><text:span text:style-name="T6"> std;</text:span></text:p>
      <text:p text:style-name="P5"><text:span text:style-name="T6">14</text:span><text:span text:style-name="T2">- <text:tab/></text:span><text:span text:style-name="T8">2 <text:s text:c="2"/>: <text:s text:c="2"/>input should be assigned to different from -1 <text:s/></text:span><text:span text:style-name="T49">logic error</text:span><text:span text:style-name="T8"><text:tab/> <text:s text:c="4"/>: </text:span><text:span text:style-name="T11">int</text:span><text:span text:style-name="T9"> input = 0;</text:span></text:p>
      <text:p text:style-name="P5"><text:span text:style-name="T6">15</text:span><text:span text:style-name="T2">-<text:tab/> <text:s text:c="4"/>: <text:s text:c="2"/></text:span><text:span text:style-name="T50">no error</text:span><text:span text:style-name="T9"><text:tab/><text:tab/><text:tab/><text:tab/><text:tab/><text:tab/><text:tab/> : </text:span></text:p>
      <text:p text:style-name="P16"/>
      <text:p text:style-name="P5"/>
      <text:p text:style-name="P5"/>
      <text:p text:style-name="P5"/>
      <text:p text:style-name="P5"><text:soft-page-break/>Lab Exercises</text:p>
      <text:p text:style-name="P10"><text:span text:style-name="T43">Lab Exercise </text:span><text:span text:style-name="T44">1 </text:span><text:span text:style-name="T43">– </text:span><text:span text:style-name="T44">Random Data Generation, Mean, Variance and Standart Deviation Calculation</text:span></text:p>
      <text:p text:style-name="P60"/>
      <text:p text:style-name="P60">/*****************************************</text:p>
      <text:p text:style-name="P61"><text:s/>* OOP1_Lab_1.cpp <text:s text:c="31"/><text:tab/> <text:s text:c="9"/>*</text:p>
      <text:p text:style-name="P61"><text:s/>*****************************************</text:p>
      <text:p text:style-name="P61"><text:s/>* IDE : Xcode <text:s text:c="26"/><text:tab/><text:tab/> <text:s text:c="9"/>*</text:p>
      <text:p text:style-name="P61"><text:s/>* Author : Şafak AKINCI <text:s text:c="16"/><text:tab/> <text:s text:c="9"/>*</text:p>
      <text:p text:style-name="P61"><text:s/>* Experiment 1: Introduction to C++ - I <text:s text:c="5"/><text:tab/> <text:s text:c="9"/>*</text:p>
      <text:p text:style-name="P61"><text:s/>*****************************************/</text:p>
      <text:p text:style-name="P62"><text:span text:style-name="T10">#include </text:span><text:span text:style-name="T14">&lt;iostream&gt;</text:span></text:p>
      <text:p text:style-name="P63"><text:span text:style-name="T10">#include </text:span><text:span text:style-name="T14">&lt;time.h&gt;<text:tab/><text:tab/><text:tab/></text:span><text:span text:style-name="T17">//to call rand() function.</text:span></text:p>
      <text:p text:style-name="P63"><text:span text:style-name="T10">#include </text:span><text:span text:style-name="T14">&lt;iomanip&gt;<text:tab/><text:tab/><text:tab/></text:span><text:span text:style-name="T17">//to call setw() function.</text:span></text:p>
      <text:p text:style-name="P63"><text:span text:style-name="T10">#include </text:span><text:span text:style-name="T14">&lt;string&gt;<text:tab/><text:tab/><text:tab/></text:span><text:span text:style-name="T17">//to declare string variables.</text:span></text:p>
      <text:p text:style-name="P63"><text:span text:style-name="T10">#include </text:span><text:span text:style-name="T14">&lt;math.h&gt;<text:tab/><text:tab/><text:tab/></text:span><text:span text:style-name="T17">//to call sqrt() function.</text:span></text:p>
      <text:p text:style-name="P63"><text:span text:style-name="T10">using namespace </text:span><text:span text:style-name="T16">std</text:span>;<text:tab/><text:tab/><text:tab/><text:span text:style-name="T17">//to don't write for each code std:: (e.x. std::cout )</text:span></text:p>
      <text:p text:style-name="P37"/>
      <text:p text:style-name="P62"><text:span text:style-name="T10">bool </text:span>TakeUserInput(<text:span text:style-name="T10">int</text:span>&amp; data_size, <text:span text:style-name="T10">int</text:span>&amp; min_number, <text:span text:style-name="T10">int</text:span>&amp; max_number);</text:p>
      <text:p text:style-name="P62"><text:span text:style-name="T10">int</text:span>* CreateDataSet(<text:span text:style-name="T10">int </text:span>dataSize, <text:span text:style-name="T10">int </text:span>min_number, <text:span text:style-name="T10">int </text:span>max_number);</text:p>
      <text:p text:style-name="P62"><text:span text:style-name="T10">double </text:span>CalculateMean(<text:span text:style-name="T10">int</text:span>* data_array, <text:span text:style-name="T10">int </text:span>data_size);</text:p>
      <text:p text:style-name="P62"><text:span text:style-name="T10">double </text:span>CalculateVariance(<text:span text:style-name="T10">int</text:span>* data_array, <text:span text:style-name="T10">int </text:span>data_size, <text:span text:style-name="T10">double </text:span>mean);</text:p>
      <text:p text:style-name="P62"><text:span text:style-name="T10">double </text:span>CalculateStandartDeviation(<text:span text:style-name="T10">int</text:span>* data_array, <text:span text:style-name="T10">int </text:span>data_size, <text:span text:style-name="T10">double </text:span>mean);</text:p>
      <text:p text:style-name="P62"><text:span text:style-name="T10">double</text:span>* CalculateZScore(<text:span text:style-name="T10">int</text:span>* data_array, <text:span text:style-name="T10">int </text:span>data_size, <text:span text:style-name="T10">double </text:span>mean, <text:span text:style-name="T10">double </text:span>std_deviation);</text:p>
      <text:p text:style-name="P62"><text:span text:style-name="T10">void </text:span>PrintMessage(<text:span text:style-name="T10">const </text:span><text:span text:style-name="T16">string</text:span>&amp; message);</text:p>
      <text:p text:style-name="P62"><text:span text:style-name="T10">void </text:span>PrintDataArray(<text:span text:style-name="T10">int</text:span>* data_array, <text:span text:style-name="T10">int </text:span>data_size);</text:p>
      <text:p text:style-name="P62"><text:span text:style-name="T10">void </text:span>PrintMean(<text:span text:style-name="T10">double </text:span>mean);</text:p>
      <text:p text:style-name="P62"><text:span text:style-name="T10">void </text:span>PrintVariance(<text:span text:style-name="T10">double </text:span>variance);</text:p>
      <text:p text:style-name="P62"><text:span text:style-name="T10">void </text:span>PrintStandartDeviation(<text:span text:style-name="T10">double </text:span>std_deviation);</text:p>
      <text:p text:style-name="P62"><text:span text:style-name="T10">void </text:span>PrintZScoreArray(<text:span text:style-name="T10">double</text:span>* zscore, <text:span text:style-name="T10">int </text:span>data_size);</text:p>
      <text:p text:style-name="P62"><text:span text:style-name="T10">double</text:span>* CalculateTScore(<text:span text:style-name="T10">int</text:span>* data_array, <text:span text:style-name="T10">int </text:span>data_size, <text:span text:style-name="T10">double </text:span>mean, <text:span text:style-name="T10">double </text:span>std_deviation);</text:p>
      <text:p text:style-name="P63"><text:span text:style-name="T10">void </text:span>PrintTScoreArray(<text:span text:style-name="T10">double</text:span>* tscore, <text:span text:style-name="T10">int </text:span>data_size);</text:p>
      <text:p text:style-name="P91"/>
      <text:p text:style-name="P63"><text:span text:style-name="T10">int </text:span>main() { </text:p>
      <text:p text:style-name="P64"><text:s text:c="4"/><text:span text:style-name="T17">//</text:span><text:span text:style-name="T20">To don’t get the same numbers when the rand() function is called.</text:span></text:p>
      <text:p text:style-name="P62"><text:span text:style-name="T16"><text:s text:c="4"/>srand</text:span>( (<text:span text:style-name="T10">unsigned</text:span>) <text:span text:style-name="T16">time</text:span>(<text:span text:style-name="T10">NULL</text:span>));</text:p>
      <text:p text:style-name="P62"/>
      <text:p text:style-name="P62"><text:span text:style-name="T10"><text:s text:c="4"/>int </text:span>dataSize, minNumber, maxNumber;</text:p>
      <text:p text:style-name="P62"/>
      <text:p text:style-name="P64"><text:s text:c="4"/><text:span text:style-name="T17">//</text:span><text:span text:style-name="T20">To check whether user enters an input or not.</text:span></text:p>
      <text:p text:style-name="P62"><text:span text:style-name="T10"><text:s text:c="4"/>if </text:span>(!<text:span text:style-name="T16">TakeUserInput</text:span>(dataSize, minNumber, maxNumber)){</text:p>
      <text:p text:style-name="P62"><text:span text:style-name="T16"><text:s text:c="8"/>PrintMessage</text:span>(<text:span text:style-name="T14">"TERMINATED BY USER!"</text:span>);</text:p>
      <text:p text:style-name="P62"><text:span text:style-name="T10"><text:s text:c="8"/>return </text:span>1;</text:p>
      <text:p text:style-name="P65"><text:s text:c="4"/>}</text:p>
      <text:p text:style-name="P65"/>
      <text:p text:style-name="P62"><text:span text:style-name="T10"><text:s text:c="4"/>int</text:span>* DataArray = <text:span text:style-name="T16">CreateDataSet</text:span>(dataSize,minNumber,maxNumber);</text:p>
      <text:p text:style-name="P38"><text:s text:c="4"/>//The dynamic array's address that is returned from CreateDataSet function is assigned to pointer called DataArray.</text:p>
      <text:p text:style-name="P66"><text:span text:style-name="T17"><text:s text:c="4"/></text:span><text:span text:style-name="T16">PrintDataArray</text:span>(DataArray, dataSize);</text:p>
      <text:p text:style-name="P39"><text:s text:c="4"/>//<text:span text:style-name="T57">All elements of the DataArray is printed to console.</text:span></text:p>
      <text:p text:style-name="P66"/>
      <text:p text:style-name="P62"><text:soft-page-break/><text:span text:style-name="T10"><text:s text:c="4"/>double </text:span>mean = <text:span text:style-name="T16">CalculateMean</text:span>(DataArray,dataSize);</text:p>
      <text:p text:style-name="P40"><text:s text:c="4"/>//<text:span text:style-name="T55">Mean is calculated by the CalculateMean function and it is assigned the double variable called mean.</text:span></text:p>
      <text:p text:style-name="P62"><text:span text:style-name="T16"><text:s text:c="4"/>PrintMean</text:span>(mean);</text:p>
      <text:p text:style-name="P39"><text:s text:c="4"/>//<text:span text:style-name="T56">mean is printed to console.</text:span></text:p>
      <text:p text:style-name="P62"/>
      <text:p text:style-name="P67"><text:span text:style-name="T10"><text:s text:c="4"/>double </text:span>variance = <text:span text:style-name="T16">CalculateVariance</text:span>(DataArray, dataSize, mean);</text:p>
      <text:p text:style-name="P41"><text:s text:c="4"/>//<text:span text:style-name="T53">Variance is calculated by the CalculateVariance function and it is assigned the double variable called variance.</text:span></text:p>
      <text:p text:style-name="P67"><text:span text:style-name="T16"><text:s text:c="4"/>PrintVariance</text:span>(variance);</text:p>
      <text:p text:style-name="P42"><text:s text:c="4"/>//<text:span text:style-name="T54">variance is printed to console.</text:span></text:p>
      <text:p text:style-name="P62"/>
      <text:p text:style-name="P62"><text:span text:style-name="T10"><text:s text:c="4"/>double </text:span>stdDeviation = <text:span text:style-name="T16">CalculateStandartDeviation</text:span>(DataArray,dataSize, mean);</text:p>
      <text:p text:style-name="P43"><text:s text:c="4"/>//<text:span text:style-name="T52">Standart deviation is calculated by the CalculateStandartDeviation function and it is assigned the double variable called stdDeviation.</text:span></text:p>
      <text:p text:style-name="P62"><text:span text:style-name="T16"><text:s text:c="4"/>PrintStandartDeviation</text:span>(stdDeviation);</text:p>
      <text:p text:style-name="P42"><text:s text:c="4"/>//<text:span text:style-name="T54">stdDeviation is printed to console.</text:span></text:p>
      <text:p text:style-name="P62"/>
      <text:p text:style-name="P62"><text:span text:style-name="T10"><text:s text:c="4"/>double</text:span>* zscore = <text:span text:style-name="T16">CalculateZScore</text:span>(DataArray, dataSize, mean,stdDeviation);</text:p>
      <text:p text:style-name="P36"><text:s text:c="4"/>//The dynamic array's address that is returned from CalculateZScore function is assigned to pointer called <text:span text:style-name="T51">zscore.</text:span></text:p>
      <text:p text:style-name="P62"><text:span text:style-name="T16"><text:s text:c="4"/>PrintZScoreArray</text:span>(zscore, dataSize);</text:p>
      <text:p text:style-name="P42"><text:s text:c="4"/>//<text:span text:style-name="T57">All elements of zscore is printed to console.</text:span></text:p>
      <text:p text:style-name="P36"/>
      <text:p text:style-name="P62"><text:span text:style-name="T10"><text:s text:c="4"/>double</text:span>* tscore = <text:span text:style-name="T16">CalculateTScore</text:span>(DataArray, dataSize, mean, stdDeviation);</text:p>
      <text:p text:style-name="P44"><text:s text:c="4"/>//The dynamic array's address that is returned from Calculate<text:span text:style-name="T51">T</text:span>Score function is assigned to pointer called <text:span text:style-name="T51">tscore.</text:span></text:p>
      <text:p text:style-name="P62"><text:span text:style-name="T16"><text:s text:c="4"/>PrintTScoreArray</text:span>(tscore, dataSize);</text:p>
      <text:p text:style-name="P42"><text:s text:c="4"/>//<text:span text:style-name="T57">All elements of tscore is printed to console.</text:span></text:p>
      <text:p text:style-name="P27"/>
      <text:p text:style-name="P29"><text:span text:style-name="T10"><text:tab/>return </text:span>0; </text:p>
      <text:p text:style-name="P29">}<text:span text:style-name="T17">//</text:span><text:span text:style-name="T18">end </text:span><text:span text:style-name="T19">main</text:span></text:p>
      <text:p text:style-name="P24"/>
      <text:p text:style-name="P36">//TakeUserInput will take three input from the user, data_size, min_number, max_number</text:p>
      <text:p text:style-name="P36">//and return true to the main function if the data_size is different from <text:span text:style-name="T46">0</text:span>.</text:p>
      <text:p text:style-name="P62"><text:span text:style-name="T10">bool </text:span>TakeUserInput(<text:span text:style-name="T10">int</text:span>&amp; data_size, <text:span text:style-name="T10">int</text:span>&amp; min_number, <text:span text:style-name="T10">int</text:span>&amp; max_number)</text:p>
      <text:p text:style-name="P62">{</text:p>
      <text:p text:style-name="P62"><text:span text:style-name="T10"><text:s text:c="4"/>for</text:span>(<text:span text:style-name="T10">int </text:span>i=0; i&lt;=25; i++){</text:p>
      <text:p text:style-name="P62"><text:span text:style-name="T10"><text:s text:c="8"/>if</text:span>(i==0) <text:span text:style-name="T16"><text:s text:c="3"/>cout</text:span>&lt;&lt;<text:span text:style-name="T14">"+"</text:span>;</text:p>
      <text:p text:style-name="P62"><text:span text:style-name="T10"><text:s text:c="8"/>else if</text:span>(i==25) <text:span text:style-name="T16"><text:s/>cout</text:span>&lt;&lt;<text:span text:style-name="T14">"+\n"</text:span>;</text:p>
      <text:p text:style-name="P62"><text:span text:style-name="T10"><text:s text:c="8"/>else </text:span><text:span text:style-name="T16"><text:s text:c="3"/>cout</text:span>&lt;&lt;<text:span text:style-name="T14">"-"</text:span>;</text:p>
      <text:p text:style-name="P62"><text:s text:c="4"/>}<text:span text:style-name="T17">// +------------------------+</text:span></text:p>
      <text:p text:style-name="P36"/>
      <text:p text:style-name="P36">// <text:s/>There is 2 "|" and "USER INPUT" 10.<text:tab/><text:tab/>10+2=12;</text:p>
      <text:p text:style-name="P36">// <text:s/>26-12=14; <text:s text:c="2"/>14/2=7; <text:s text:c="4"/>7 + 10(USER INPUT) = 17; <text:s text:c="2"/>To center "USER INPUT", setw(17)</text:p>
      <text:p text:style-name="P62"><text:span text:style-name="T16"><text:s text:c="4"/>cout</text:span>&lt;&lt;<text:span text:style-name="T14">"|"</text:span>&lt;&lt;<text:span text:style-name="T16">setw</text:span>(17)&lt;&lt;<text:span text:style-name="T14">"USER INPUT"</text:span>&lt;&lt;<text:span text:style-name="T16">setw</text:span>(9)&lt;&lt;<text:span text:style-name="T14">"|\n"</text:span>;</text:p>
      <text:p text:style-name="P36"><text:s text:c="4"/>// <text:s/>| <text:s text:c="6"/>USER INPUT <text:s text:c="6"/>|</text:p>
      <text:p text:style-name="P36"/>
      <text:p text:style-name="P62"><text:span text:style-name="T10"><text:s text:c="4"/>for</text:span>(<text:span text:style-name="T10">int </text:span>i=0; i&lt;=25; i++){</text:p>
      <text:p text:style-name="P62"><text:span text:style-name="T10"><text:s text:c="8"/>if</text:span>(i==0) <text:span text:style-name="T16"><text:s text:c="3"/>cout</text:span>&lt;&lt;<text:span text:style-name="T14">"+"</text:span>;</text:p>
      <text:p text:style-name="P62"><text:span text:style-name="T10"><text:s text:c="8"/>else if</text:span>(i==25) <text:span text:style-name="T16"><text:s/>cout</text:span>&lt;&lt;<text:span text:style-name="T14">"+\n"</text:span>;</text:p>
      <text:p text:style-name="P62"><text:span text:style-name="T10"><text:s text:c="8"/>else </text:span><text:span text:style-name="T16"><text:s text:c="3"/>cout</text:span>&lt;&lt;<text:span text:style-name="T14">"-"</text:span>;</text:p>
      <text:p text:style-name="P62"><text:s text:c="4"/>}<text:span text:style-name="T17">// +------------------------+</text:span></text:p>
      <text:p text:style-name="P68"><text:soft-page-break/><text:span text:style-name="T16"><text:s text:c="4"/>cout</text:span>&lt;&lt;<text:span text:style-name="T14">"Please, enter the data_size! Enter 0 to terminate:\t\t"</text:span>;</text:p>
      <text:p text:style-name="P68"><text:span text:style-name="T16"><text:s text:c="4"/>cin</text:span>&gt;&gt;data_size;</text:p>
      <text:p text:style-name="P68"/>
      <text:p text:style-name="P45"><text:s text:c="4"/>//<text:span text:style-name="T58">If data size is equal to zero, program will terminate and function will return zero.</text:span></text:p>
      <text:p text:style-name="P62"><text:span text:style-name="T10"><text:s text:c="4"/>if</text:span>(data_size==0)</text:p>
      <text:p text:style-name="P62"><text:span text:style-name="T10"><text:s text:c="8"/>return false</text:span>;</text:p>
      <text:p text:style-name="P62"/>
      <text:p text:style-name="P62"><text:span text:style-name="T16"><text:s text:c="4"/>cout</text:span>&lt;&lt;<text:span text:style-name="T14">"Please, enter the min_number:\t"</text:span>;</text:p>
      <text:p text:style-name="P69"><text:span text:style-name="T16"><text:s text:c="4"/>cin</text:span>&gt;&gt;min_number;</text:p>
      <text:p text:style-name="P69"/>
      <text:p text:style-name="P62"><text:span text:style-name="T16"><text:s text:c="4"/>cout</text:span>&lt;&lt;<text:span text:style-name="T14">"Please, enter the max_number:\t"</text:span>;</text:p>
      <text:p text:style-name="P69"><text:span text:style-name="T16"><text:s text:c="4"/>cin</text:span>&gt;&gt;max_number;</text:p>
      <text:p text:style-name="P62"><text:span text:style-name="T10"><text:s text:c="4"/>return true</text:span>;</text:p>
      <text:p text:style-name="P30">}<text:span text:style-name="T17"> <text:s text:c="3"/>//</text:span><text:span text:style-name="T21">end TakeUserInput ( )</text:span></text:p>
      <text:p text:style-name="P62"/>
      <text:p text:style-name="P62"/>
      <text:p text:style-name="P36">//PrintMessage will print the const string variable called "message" to console.</text:p>
      <text:p text:style-name="P62"><text:span text:style-name="T10">void </text:span>PrintMessage(<text:span text:style-name="T10">const </text:span><text:span text:style-name="T16">string</text:span>&amp; message){</text:p>
      <text:p text:style-name="P62"><text:span text:style-name="T16"><text:s text:c="4"/>cout</text:span>&lt;&lt;<text:span text:style-name="T16">endl</text:span>&lt;&lt;message&lt;&lt;<text:span text:style-name="T16">endl</text:span>;</text:p>
      <text:p text:style-name="P31">} <text:span text:style-name="T17"><text:s text:c="4"/>//</text:span><text:span text:style-name="T22">end PrintMessage ( )</text:span></text:p>
      <text:p text:style-name="P28"/>
      <text:p text:style-name="P36">//CreateDataSet will create an array that generated by random numbers between the min_number and max_number.</text:p>
      <text:p text:style-name="P62"><text:span text:style-name="T10">int</text:span>* CreateDataSet(<text:span text:style-name="T10">int </text:span>dataSize, <text:span text:style-name="T10">int </text:span>min_number, <text:span text:style-name="T10">int </text:span>max_number){</text:p>
      <text:p text:style-name="P62"/>
      <text:p text:style-name="P46"><text:s text:c="4"/>// <text:s text:c="5"/>If we declare an array it will create in STACK, we will lost its elements after the CreateDataSet function ended.</text:p>
      <text:p text:style-name="P36"><text:s text:c="4"/>// <text:s text:c="5"/>We should create a dynamic array to reach its elements and address from another functions even if CreateDataSet function ends.</text:p>
      <text:p text:style-name="P36"><text:s text:c="4"/>//<text:tab/>Because the array will be created in HEAP, so we won't lost its elements.</text:p>
      <text:p text:style-name="P62"><text:span text:style-name="T10"><text:s text:c="4"/>int</text:span>* array = <text:span text:style-name="T10">new int </text:span>[dataSize];</text:p>
      <text:p text:style-name="P62"/>
      <text:p text:style-name="P62"><text:span text:style-name="T10"><text:s text:c="4"/>for</text:span>(<text:span text:style-name="T10">int </text:span>i=0; i&lt;dataSize; i++)</text:p>
      <text:p text:style-name="P62"><text:s text:c="8"/>array[i] = min_number + <text:span text:style-name="T16">rand</text:span>() % (max_number - min_number +1); </text:p>
      <text:p text:style-name="P47"><text:s text:c="4"/>//Random numbers between min_number and max_number is assigned to dynamic array.</text:p>
      <text:p text:style-name="P62"/>
      <text:p text:style-name="P36"><text:s text:c="4"/>//The first element's address of the dynamic array is returned to the main function.</text:p>
      <text:p text:style-name="P62"><text:span text:style-name="T10"><text:s text:c="4"/>return </text:span>array;</text:p>
      <text:p text:style-name="P70">}<text:span text:style-name="T17"> <text:s text:c="3"/>//</text:span><text:span text:style-name="T23">end CreateDataSet ( )</text:span></text:p>
      <text:p text:style-name="P62"/>
      <text:p text:style-name="P62"/>
      <text:p text:style-name="P36">//PrintDataArray will print the whole elements of the array.</text:p>
      <text:p text:style-name="P36">//It takes one pointer that holds the first element's address of the array and one integer value called data_size.</text:p>
      <text:p text:style-name="P62"><text:span text:style-name="T10">void </text:span>PrintDataArray(<text:span text:style-name="T10">int</text:span>* data_array, <text:span text:style-name="T10">int </text:span>data_size){</text:p>
      <text:p text:style-name="P62"><text:span text:style-name="T10"><text:s text:c="4"/>for</text:span>(<text:span text:style-name="T10">int </text:span>i=0; i&lt;=25; i++){</text:p>
      <text:p text:style-name="P62"><text:span text:style-name="T10"><text:s text:c="8"/>if</text:span>(i==0) <text:span text:style-name="T16"><text:s text:c="3"/>cout</text:span>&lt;&lt;<text:span text:style-name="T14">"+"</text:span>;</text:p>
      <text:p text:style-name="P62"><text:span text:style-name="T10"><text:s text:c="12"/>else if</text:span>(i==25) <text:span text:style-name="T16"><text:s/>cout</text:span>&lt;&lt;<text:span text:style-name="T14">"+\n"</text:span>;</text:p>
      <text:p text:style-name="P62"><text:span text:style-name="T10"><text:s text:c="16"/>else </text:span><text:span text:style-name="T16"><text:s text:c="3"/>cout</text:span>&lt;&lt;<text:span text:style-name="T14">"-"</text:span>;</text:p>
      <text:p text:style-name="P62"><text:s text:c="4"/>}<text:span text:style-name="T17">// +------------------------+</text:span></text:p>
      <text:p text:style-name="P36"/>
      <text:p text:style-name="P36"/>
      <text:p text:style-name="P36"><text:soft-page-break/><text:s text:c="4"/>// <text:s/>There is 2 "|" and the size of the "DATA ARRAY" 10.<text:tab/><text:tab/>10+2=12;</text:p>
      <text:p text:style-name="P36"><text:s text:c="4"/>// <text:s/>26-12=14; <text:s text:c="2"/>14/2=7; <text:s text:c="4"/>7 + 10(DATA ARRAY) = 17; <text:s text:c="3"/>To center "DATA ARRAY", setw(17)</text:p>
      <text:p text:style-name="P62"><text:span text:style-name="T16"><text:s text:c="4"/>cout</text:span>&lt;&lt;<text:span text:style-name="T14">"|"</text:span>&lt;&lt;<text:span text:style-name="T16">setw</text:span>(17)&lt;&lt;<text:span text:style-name="T14">"DATA ARRAY"</text:span>&lt;&lt;<text:span text:style-name="T16">setw</text:span>(9)&lt;&lt;<text:span text:style-name="T14">"|\n"</text:span>;</text:p>
      <text:p text:style-name="P36"><text:s text:c="4"/>// <text:s/>| <text:s text:c="6"/>DATA ARRAY <text:s text:c="6"/>|</text:p>
      <text:p text:style-name="P36"/>
      <text:p text:style-name="P62"><text:span text:style-name="T10"><text:s text:c="4"/>for</text:span>(<text:span text:style-name="T10">int </text:span>i=0; i&lt;=25; i++){</text:p>
      <text:p text:style-name="P62"><text:span text:style-name="T10"><text:s text:c="8"/>if</text:span>(i==0) <text:span text:style-name="T16"><text:s text:c="3"/>cout</text:span>&lt;&lt;<text:span text:style-name="T14">"+"</text:span>;</text:p>
      <text:p text:style-name="P62"><text:span text:style-name="T10"><text:s text:c="8"/>else if</text:span>(i==25) <text:span text:style-name="T16"><text:s/>cout</text:span>&lt;&lt;<text:span text:style-name="T14">"+\n"</text:span>;</text:p>
      <text:p text:style-name="P62"><text:span text:style-name="T10"><text:s text:c="8"/>else </text:span><text:span text:style-name="T16"><text:s text:c="3"/>cout</text:span>&lt;&lt;<text:span text:style-name="T14">"-"</text:span>;</text:p>
      <text:p text:style-name="P62"><text:s text:c="4"/>}<text:span text:style-name="T17">// +------------------------+</text:span></text:p>
      <text:p text:style-name="P36"/>
      <text:p text:style-name="P62"><text:span text:style-name="T10"><text:s text:c="4"/>for</text:span>(<text:span text:style-name="T10">int </text:span>i=0; i&lt;data_size; i++)</text:p>
      <text:p text:style-name="P62"><text:span text:style-name="T16"><text:s text:c="8"/>cout</text:span>&lt;&lt;<text:span text:style-name="T14">"|"</text:span>&lt;&lt;<text:span text:style-name="T16">setw</text:span>(24)&lt;&lt;data_array[i]&lt;&lt;<text:span text:style-name="T14">"|"</text:span>&lt;&lt;<text:span text:style-name="T16">endl</text:span>;</text:p>
      <text:p text:style-name="P23">// | i| </text:p>
      <text:p text:style-name="P23"/>
      <text:p text:style-name="P62"><text:span text:style-name="T10"><text:s text:c="4"/>for</text:span>(<text:span text:style-name="T10">int </text:span>i=0; i&lt;=25; i++){</text:p>
      <text:p text:style-name="P62"><text:span text:style-name="T10"><text:s text:c="8"/>if</text:span>(i==0) <text:span text:style-name="T16"><text:s text:c="3"/>cout</text:span>&lt;&lt;<text:span text:style-name="T14">"+"</text:span>;</text:p>
      <text:p text:style-name="P62"><text:span text:style-name="T10"><text:s text:c="8"/>else if</text:span>(i==25) <text:span text:style-name="T16"><text:s/>cout</text:span>&lt;&lt;<text:span text:style-name="T14">"+\n"</text:span>;</text:p>
      <text:p text:style-name="P62"><text:span text:style-name="T10"><text:s text:c="8"/>else </text:span><text:span text:style-name="T16"><text:s text:c="3"/>cout</text:span>&lt;&lt;<text:span text:style-name="T14">"-"</text:span>;</text:p>
      <text:p text:style-name="P62"><text:s text:c="4"/>}<text:span text:style-name="T17">// +------------------------+</text:span></text:p>
      <text:p text:style-name="P36"/>
      <text:p text:style-name="P71">}<text:span text:style-name="T17"> <text:s text:c="3"/>//</text:span><text:span text:style-name="T24">end PrintDataArray ( )</text:span></text:p>
      <text:p text:style-name="P62"/>
      <text:p text:style-name="P62"/>
      <text:p text:style-name="P36">//CalculateMean calculates the mean of the array and returns it to main function.</text:p>
      <text:p text:style-name="P36">//It takes one pointer that holds the first element's address of the array and one integer value called data_size.</text:p>
      <text:p text:style-name="P62"><text:span text:style-name="T10">double </text:span>CalculateMean(<text:span text:style-name="T10">int</text:span>* data_array, <text:span text:style-name="T10">int </text:span>data_size){</text:p>
      <text:p text:style-name="P90"/>
      <text:p text:style-name="P62"><text:span text:style-name="T10"><text:s text:c="4"/>double </text:span>total=0;</text:p>
      <text:p text:style-name="P62"/>
      <text:p text:style-name="P36"><text:s text:c="4"/>//Whole elements of the array <text:span text:style-name="T59">will be</text:span> total<text:span text:style-name="T59">l</text:span>ed.</text:p>
      <text:p text:style-name="P62"><text:span text:style-name="T10"><text:s text:c="4"/>for</text:span>(<text:span text:style-name="T10">int </text:span>i=0; i&lt;data_size; i++)</text:p>
      <text:p text:style-name="P62"><text:s text:c="8"/>total+=data_array[i];</text:p>
      <text:p text:style-name="P62"/>
      <text:p text:style-name="P36"><text:s text:c="4"/>// (total / data_size) is equal to mean and it will return to main function.</text:p>
      <text:p text:style-name="P62"><text:span text:style-name="T10"><text:s text:c="4"/>return </text:span>( total / data_size );</text:p>
      <text:p text:style-name="P72">}<text:span text:style-name="T17"> <text:s text:c="3"/>//</text:span><text:span text:style-name="T25">end CalculateMean ( )</text:span></text:p>
      <text:p text:style-name="P62"/>
      <text:p text:style-name="P36">//PrintMean just prints the variable called mean that is sent from main function.</text:p>
      <text:p text:style-name="P62"><text:span text:style-name="T10">void </text:span>PrintMean(<text:span text:style-name="T10">double </text:span>mean){</text:p>
      <text:p text:style-name="P62"/>
      <text:p text:style-name="P62"><text:span text:style-name="T10"><text:s text:c="4"/>for</text:span>(<text:span text:style-name="T10">int </text:span>i=0; i&lt;=25; i++){</text:p>
      <text:p text:style-name="P62"><text:span text:style-name="T10"><text:s text:c="8"/>if</text:span>(i==0) <text:span text:style-name="T16"><text:s text:c="3"/>cout</text:span>&lt;&lt;<text:span text:style-name="T14">"+"</text:span>;</text:p>
      <text:p text:style-name="P62"><text:span text:style-name="T10"><text:s text:c="8"/>else if</text:span>(i==25) <text:span text:style-name="T16"><text:s/>cout</text:span>&lt;&lt;<text:span text:style-name="T14">"+\n"</text:span>;</text:p>
      <text:p text:style-name="P62"><text:span text:style-name="T10"><text:s text:c="8"/>else </text:span><text:span text:style-name="T16"><text:s text:c="3"/>cout</text:span>&lt;&lt;<text:span text:style-name="T14">"-"</text:span>;</text:p>
      <text:p text:style-name="P62"><text:s text:c="4"/>}<text:span text:style-name="T17">// +------------------------+</text:span></text:p>
      <text:p text:style-name="P36"/>
      <text:p text:style-name="P36"/>
      <text:p text:style-name="P36"><text:soft-page-break/>// <text:s/>There is 2 "|" and "MEAN" 4.<text:tab/> 4+2=6;</text:p>
      <text:p text:style-name="P36">// <text:s/>26-6=20; <text:s text:c="2"/>20/2=10; <text:s text:c="4"/>10 + 4(MEAN) = 14; <text:s text:c="2"/>To center "MEAN", setw(14)</text:p>
      <text:p text:style-name="P62"><text:span text:style-name="T16"><text:s text:c="4"/>cout</text:span>&lt;&lt;<text:span text:style-name="T14">"|"</text:span>&lt;&lt;<text:span text:style-name="T16">setw</text:span>(14)&lt;&lt;<text:span text:style-name="T14">"MEAN"</text:span>&lt;&lt;<text:span text:style-name="T16">setw</text:span>(12)&lt;&lt;<text:span text:style-name="T14">"|\n"</text:span>;</text:p>
      <text:p text:style-name="P36"><text:s text:c="4"/>// <text:s/>| <text:s text:c="9"/>MEAN <text:s text:c="9"/>|</text:p>
      <text:p text:style-name="P36"/>
      <text:p text:style-name="P62"><text:span text:style-name="T10"><text:s text:c="4"/>for</text:span>(<text:span text:style-name="T10">int </text:span>i=0; i&lt;=25; i++){</text:p>
      <text:p text:style-name="P62"><text:span text:style-name="T10"><text:s text:c="8"/>if</text:span>(i==0) <text:span text:style-name="T16"><text:s text:c="3"/>cout</text:span>&lt;&lt;<text:span text:style-name="T14">"+"</text:span>;</text:p>
      <text:p text:style-name="P62"><text:span text:style-name="T10"><text:s text:c="8"/>else if</text:span>(i==25) <text:span text:style-name="T16"><text:s/>cout</text:span>&lt;&lt;<text:span text:style-name="T14">"+\n"</text:span>;</text:p>
      <text:p text:style-name="P62"><text:span text:style-name="T10"><text:s text:c="8"/>else </text:span><text:span text:style-name="T16"><text:s text:c="3"/>cout</text:span>&lt;&lt;<text:span text:style-name="T14">"-"</text:span>;</text:p>
      <text:p text:style-name="P62"><text:s text:c="4"/>}<text:span text:style-name="T17">// +------------------------+</text:span></text:p>
      <text:p text:style-name="P36"/>
      <text:p text:style-name="P62"><text:span text:style-name="T16"><text:s text:c="4"/>cout</text:span>&lt;&lt;<text:span text:style-name="T14">"|"</text:span>&lt;&lt;<text:span text:style-name="T16">setw</text:span>(24)&lt;&lt;mean&lt;&lt;<text:span text:style-name="T14">"|\n"</text:span>;</text:p>
      <text:p text:style-name="P62"><text:span text:style-name="T10"><text:s text:c="4"/>for</text:span>(<text:span text:style-name="T10">int </text:span>i=0; i&lt;=25; i++){</text:p>
      <text:p text:style-name="P62"><text:span text:style-name="T10"><text:s text:c="8"/>if</text:span>(i==0) <text:span text:style-name="T16"><text:s text:c="3"/>cout</text:span>&lt;&lt;<text:span text:style-name="T14">"+"</text:span>;</text:p>
      <text:p text:style-name="P62"><text:span text:style-name="T10"><text:s text:c="8"/>else if</text:span>(i==25) <text:span text:style-name="T16"><text:s/>cout</text:span>&lt;&lt;<text:span text:style-name="T14">"+\n"</text:span>;</text:p>
      <text:p text:style-name="P62"><text:span text:style-name="T10"><text:s text:c="8"/>else </text:span><text:span text:style-name="T16"><text:s text:c="3"/>cout</text:span>&lt;&lt;<text:span text:style-name="T14">"-"</text:span>;</text:p>
      <text:p text:style-name="P62"><text:s text:c="4"/>}<text:span text:style-name="T17">// +------------------------+</text:span></text:p>
      <text:p text:style-name="P32">} <text:span text:style-name="T17"><text:s text:c="4"/>//</text:span><text:span text:style-name="T26">PrintMean ( )</text:span></text:p>
      <text:p text:style-name="P33"/>
      <text:p text:style-name="P36">//CalculateVariance calculates the variance of the array and returns it to main function.</text:p>
      <text:p text:style-name="P48">//<text:span text:style-name="T60">I</text:span>t takes one pointer that holds the first element's address of the array, one integer value called data_size and one double called mean.</text:p>
      <text:p text:style-name="P62"><text:span text:style-name="T10">double </text:span>CalculateVariance(<text:span text:style-name="T10">int</text:span>* data_array, <text:span text:style-name="T10">int </text:span>data_size, <text:span text:style-name="T10">double </text:span>mean){</text:p>
      <text:p text:style-name="P62"/>
      <text:p text:style-name="P62"><text:span text:style-name="T10"><text:s text:c="4"/>double </text:span>variance=0;</text:p>
      <text:p text:style-name="P62"/>
      <text:p text:style-name="P62"><text:span text:style-name="T10"><text:s text:c="4"/>for</text:span>(<text:span text:style-name="T10">int </text:span>i=0; i&lt;data_size; i++)</text:p>
      <text:p text:style-name="P62"><text:s text:c="8"/>variance+=<text:span text:style-name="T16">pow</text:span>( (data_array[i] - mean) , 2);</text:p>
      <text:p text:style-name="P36"><text:s text:c="4"/>// <text:s/>The variable "variance" is now the total of the formula. (Variance / data_size) gives us the variance.</text:p>
      <text:p text:style-name="P36"/>
      <text:p text:style-name="P36"><text:s text:c="4"/>// <text:s/>It is done that to get rid of more variable (e.x. total).</text:p>
      <text:p text:style-name="P62"><text:span text:style-name="T10"><text:s text:c="4"/>return </text:span>( variance / data_size );</text:p>
      <text:p text:style-name="P73">}<text:span text:style-name="T17"> <text:s text:c="3"/>//</text:span><text:span text:style-name="T27">end CalculateVariance ( )</text:span></text:p>
      <text:p text:style-name="P62"/>
      <text:p text:style-name="P36">//PrintVariance just prints the variable called variance that is sent from main function.</text:p>
      <text:p text:style-name="P62"><text:span text:style-name="T10">void </text:span>PrintVariance(<text:span text:style-name="T10">double </text:span>variance){</text:p>
      <text:p text:style-name="P62"/>
      <text:p text:style-name="P62"><text:span text:style-name="T10"><text:s text:c="4"/>for</text:span>(<text:span text:style-name="T10">int </text:span>i=0; i&lt;=25; i++){</text:p>
      <text:p text:style-name="P62"><text:span text:style-name="T10"><text:s text:c="8"/>if</text:span>(i==0) <text:span text:style-name="T16"><text:s text:c="3"/>cout</text:span>&lt;&lt;<text:span text:style-name="T14">"+"</text:span>;</text:p>
      <text:p text:style-name="P62"><text:span text:style-name="T10"><text:s text:c="8"/>else if</text:span>(i==25) <text:span text:style-name="T16"><text:s/>cout</text:span>&lt;&lt;<text:span text:style-name="T14">"+\n"</text:span>;</text:p>
      <text:p text:style-name="P62"><text:span text:style-name="T10"><text:s text:c="8"/>else </text:span><text:span text:style-name="T16"><text:s text:c="3"/>cout</text:span>&lt;&lt;<text:span text:style-name="T14">"-"</text:span>;</text:p>
      <text:p text:style-name="P62"><text:s text:c="4"/>}<text:span text:style-name="T17">// +------------------------+</text:span></text:p>
      <text:p text:style-name="P36"/>
      <text:p text:style-name="P36">// <text:s/>There is 2 "|" and "VARIANCE" 8.<text:tab/><text:tab/>8+2=10;</text:p>
      <text:p text:style-name="P36">// <text:s/>26-10=16; <text:s text:c="2"/>16/2=8; <text:s text:c="4"/>8 + 8(VARIANCE) = 16; <text:s text:c="3"/>To center "VARIANCE", setw(16)</text:p>
      <text:p text:style-name="P62"><text:span text:style-name="T16"><text:s text:c="4"/>cout</text:span>&lt;&lt;<text:span text:style-name="T14">"|"</text:span>&lt;&lt;<text:span text:style-name="T16">setw</text:span>(16)&lt;&lt;<text:span text:style-name="T14">"VARIANCE"</text:span>&lt;&lt;<text:span text:style-name="T16">setw</text:span>(10)&lt;&lt;<text:span text:style-name="T14">"|\n"</text:span>;</text:p>
      <text:p text:style-name="P36"><text:s text:c="4"/>// <text:s/>| <text:s text:c="7"/>VARIANCE <text:s text:c="7"/>|</text:p>
      <text:p text:style-name="P36"/>
      <text:p text:style-name="P36"/>
      <text:p text:style-name="P62"><text:soft-page-break/><text:span text:style-name="T10"><text:s text:c="4"/>for</text:span>(<text:span text:style-name="T10">int </text:span>i=0; i&lt;=25; i++){</text:p>
      <text:p text:style-name="P62"><text:span text:style-name="T10"><text:s text:c="8"/>if</text:span>(i==0) <text:span text:style-name="T16"><text:s text:c="3"/>cout</text:span>&lt;&lt;<text:span text:style-name="T14">"+"</text:span>;</text:p>
      <text:p text:style-name="P62"><text:span text:style-name="T10"><text:s text:c="8"/>else if</text:span>(i==25) <text:span text:style-name="T16"><text:s/>cout</text:span>&lt;&lt;<text:span text:style-name="T14">"+\n"</text:span>;</text:p>
      <text:p text:style-name="P62"><text:span text:style-name="T10"><text:s text:c="8"/>else </text:span><text:span text:style-name="T16"><text:s text:c="3"/>cout</text:span>&lt;&lt;<text:span text:style-name="T14">"-"</text:span>;</text:p>
      <text:p text:style-name="P62"><text:s text:c="4"/>}<text:span text:style-name="T17">// +------------------------+</text:span></text:p>
      <text:p text:style-name="P36"/>
      <text:p text:style-name="P62"><text:span text:style-name="T16"><text:s text:c="4"/>cout</text:span>&lt;&lt;<text:span text:style-name="T14">"|"</text:span>&lt;&lt;<text:span text:style-name="T16">setw</text:span>(24)&lt;&lt;variance&lt;&lt;<text:span text:style-name="T14">"|\n"</text:span>;</text:p>
      <text:p text:style-name="P62"/>
      <text:p text:style-name="P62"><text:span text:style-name="T10"><text:s text:c="4"/>for</text:span>(<text:span text:style-name="T10">int </text:span>i=0; i&lt;=25; i++){</text:p>
      <text:p text:style-name="P62"><text:span text:style-name="T10"><text:s text:c="8"/>if</text:span>(i==0) <text:span text:style-name="T16"><text:s text:c="3"/>cout</text:span>&lt;&lt;<text:span text:style-name="T14">"+"</text:span>;</text:p>
      <text:p text:style-name="P62"><text:span text:style-name="T10"><text:s text:c="8"/>else if</text:span>(i==25) <text:span text:style-name="T16"><text:s/>cout</text:span>&lt;&lt;<text:span text:style-name="T14">"+\n"</text:span>;</text:p>
      <text:p text:style-name="P62"><text:span text:style-name="T10"><text:s text:c="8"/>else </text:span><text:span text:style-name="T16"><text:s text:c="3"/>cout</text:span>&lt;&lt;<text:span text:style-name="T14">"-"</text:span>;</text:p>
      <text:p text:style-name="P62"><text:s text:c="4"/>}<text:span text:style-name="T17">// +------------------------+</text:span></text:p>
      <text:p text:style-name="P74">}<text:span text:style-name="T17"> <text:s text:c="3"/>//</text:span><text:span text:style-name="T28">end PrintVariance ( )</text:span></text:p>
      <text:p text:style-name="P49"/>
      <text:p text:style-name="P36">//CalculateStandartDeviation calculates the standart deviation of <text:span text:style-name="T61">t</text:span>he array and returns it to main function.</text:p>
      <text:p text:style-name="P50">//It takes one pointer that holds the first element's address of the array, one integer variable called data_size and one double called mean.</text:p>
      <text:p text:style-name="P62"><text:span text:style-name="T10">double </text:span>CalculateStandartDeviation(<text:span text:style-name="T10">int</text:span>* data_array, <text:span text:style-name="T10">int </text:span>data_size, <text:span text:style-name="T10">double </text:span>mean){</text:p>
      <text:p text:style-name="P62"/>
      <text:p text:style-name="P62"><text:span text:style-name="T10"><text:s text:c="4"/>double </text:span>variance=0;</text:p>
      <text:p text:style-name="P62"/>
      <text:p text:style-name="P62"><text:span text:style-name="T10"><text:s text:c="4"/>for</text:span>(<text:span text:style-name="T10">int </text:span>i=0; i&lt;data_size; i++)</text:p>
      <text:p text:style-name="P62"><text:s text:c="8"/>variance+=<text:span text:style-name="T16">pow</text:span>( (data_array[i] - mean) , 2);</text:p>
      <text:p text:style-name="P62"/>
      <text:p text:style-name="P36"><text:s text:c="4"/>// <text:s/>The variable "variance" is now the total of the formula. (Variance / data_size) gives us the variance.</text:p>
      <text:p text:style-name="P36"><text:s text:c="4"/>// <text:s/>It is done that to get rid of more variable (e.x. total).</text:p>
      <text:p text:style-name="P36"/>
      <text:p text:style-name="P36"><text:s text:c="4"/>// <text:s/>Square root of the variance gives us the standart deviation of the array.</text:p>
      <text:p text:style-name="P62"><text:span text:style-name="T10"><text:s text:c="4"/>return </text:span><text:span text:style-name="T16">sqrt</text:span>(variance / data_size);</text:p>
      <text:p text:style-name="P75">}<text:span text:style-name="T17"> <text:s text:c="3"/>//</text:span><text:span text:style-name="T29">end CalculateStandartDeviation ( )</text:span></text:p>
      <text:p text:style-name="P62"/>
      <text:p text:style-name="P36">//PrintStandartDeviation just prints the variable called st_deviation that is sent from main function.</text:p>
      <text:p text:style-name="P62"><text:span text:style-name="T10">void </text:span>PrintStandartDeviation(<text:span text:style-name="T10">double </text:span>std_deviation){</text:p>
      <text:p text:style-name="P62"><text:span text:style-name="T10"><text:s text:c="4"/>for</text:span>(<text:span text:style-name="T10">int </text:span>i=0; i&lt;=25; i++){</text:p>
      <text:p text:style-name="P62"><text:span text:style-name="T10"><text:s text:c="8"/>if</text:span>(i==0) <text:span text:style-name="T16"><text:s text:c="3"/>cout</text:span>&lt;&lt;<text:span text:style-name="T14">"+"</text:span>;</text:p>
      <text:p text:style-name="P62"><text:span text:style-name="T10"><text:s text:c="8"/>else if</text:span>(i==25) <text:span text:style-name="T16"><text:s/>cout</text:span>&lt;&lt;<text:span text:style-name="T14">"+\n"</text:span>;</text:p>
      <text:p text:style-name="P62"><text:span text:style-name="T10"><text:s text:c="8"/>else </text:span><text:span text:style-name="T16"><text:s text:c="3"/>cout</text:span>&lt;&lt;<text:span text:style-name="T14">"-"</text:span>;</text:p>
      <text:p text:style-name="P62"><text:s text:c="4"/>}<text:span text:style-name="T17">// +------------------------+</text:span></text:p>
      <text:p text:style-name="P36"/>
      <text:p text:style-name="P36">// <text:s/>There is 2 "|" and "STANDART DEVIATION" 18.<text:tab/><text:tab/>18+2=20;</text:p>
      <text:p text:style-name="P36">// <text:s/>26-20=6; <text:s text:c="2"/>6/2=3; <text:s text:c="4"/>3 + 18(STANDART DEVIATION) = 21; <text:s text:c="3"/>To center "STANDART DEVIATION", setw(21)</text:p>
      <text:p text:style-name="P62"><text:span text:style-name="T16"><text:s text:c="4"/>cout</text:span>&lt;&lt;<text:span text:style-name="T14">"|"</text:span>&lt;&lt;<text:span text:style-name="T16">setw</text:span>(21)&lt;&lt;<text:span text:style-name="T14">"STANDART DEVIATION"</text:span>&lt;&lt;<text:span text:style-name="T16">setw</text:span>(5)&lt;&lt;<text:span text:style-name="T14">"|\n"</text:span>;</text:p>
      <text:p text:style-name="P36"><text:s text:c="4"/>// <text:s/>| <text:s text:c="2"/>STANDART DEVIATION <text:s text:c="2"/>|</text:p>
      <text:p text:style-name="P36"/>
      <text:p text:style-name="P62"><text:span text:style-name="T10"><text:s text:c="4"/>for</text:span>(<text:span text:style-name="T10">int </text:span>i=0; i&lt;=25; i++){</text:p>
      <text:p text:style-name="P62"><text:span text:style-name="T10"><text:s text:c="8"/>if</text:span>(i==0) <text:span text:style-name="T16"><text:s text:c="3"/>cout</text:span>&lt;&lt;<text:span text:style-name="T14">"+"</text:span>;</text:p>
      <text:p text:style-name="P62"><text:span text:style-name="T10"><text:s text:c="8"/>else if</text:span>(i==25) <text:span text:style-name="T16"><text:s/>cout</text:span>&lt;&lt;<text:span text:style-name="T14">"+\n"</text:span>;</text:p>
      <text:p text:style-name="P62"><text:span text:style-name="T10"><text:s text:c="8"/>else </text:span><text:span text:style-name="T16"><text:s text:c="3"/>cout</text:span>&lt;&lt;<text:span text:style-name="T14">"-"</text:span>;</text:p>
      <text:p text:style-name="P62"><text:s text:c="4"/>}<text:span text:style-name="T17">// +------------------------+</text:span></text:p>
      <text:p text:style-name="P62"><text:soft-page-break/><text:span text:style-name="T16"><text:s text:c="4"/>cout</text:span>&lt;&lt;<text:span text:style-name="T14">"|"</text:span>&lt;&lt;<text:span text:style-name="T16">setw</text:span>(24)&lt;&lt;std_deviation&lt;&lt;<text:span text:style-name="T14">"|"</text:span>&lt;&lt;<text:span text:style-name="T16">endl</text:span>;</text:p>
      <text:p text:style-name="P62"/>
      <text:p text:style-name="P62"><text:span text:style-name="T10"><text:s text:c="4"/>for</text:span>(<text:span text:style-name="T10">int </text:span>i=0; i&lt;=25; i++){</text:p>
      <text:p text:style-name="P62"><text:span text:style-name="T10"><text:s text:c="8"/>if</text:span>(i==0) <text:span text:style-name="T16"><text:s text:c="3"/>cout</text:span>&lt;&lt;<text:span text:style-name="T14">"+"</text:span>;</text:p>
      <text:p text:style-name="P62"><text:span text:style-name="T10"><text:s text:c="8"/>else if</text:span>(i==25) <text:span text:style-name="T16"><text:s/>cout</text:span>&lt;&lt;<text:span text:style-name="T14">"+\n"</text:span>;</text:p>
      <text:p text:style-name="P62"><text:span text:style-name="T10"><text:s text:c="8"/>else </text:span><text:span text:style-name="T16"><text:s text:c="3"/>cout</text:span>&lt;&lt;<text:span text:style-name="T14">"-"</text:span>;</text:p>
      <text:p text:style-name="P62"><text:s text:c="4"/>}<text:span text:style-name="T17">// +------------------------+</text:span></text:p>
      <text:p text:style-name="P76">}<text:span text:style-name="T17"> <text:s text:c="3"/>//</text:span><text:span text:style-name="T30">end PrintStandartDeviation ( )</text:span></text:p>
      <text:p text:style-name="P62"/>
      <text:p text:style-name="P36">//CalculateZScore calculates the Z score of each elements of the array and returns this zScoreArray to main function.</text:p>
      <text:p text:style-name="P51">//<text:tab/>It takes one pointer that holds the first element's address of the array, </text:p>
      <text:p text:style-name="P51">//<text:tab/>one integer variable called data_size, and two double variables called mean and std_deviation.</text:p>
      <text:p text:style-name="P62"><text:span text:style-name="T10">double</text:span>* CalculateZScore(<text:span text:style-name="T10">int</text:span>* data_array, <text:span text:style-name="T10">int </text:span>data_size, <text:span text:style-name="T10">double </text:span>mean, <text:span text:style-name="T10">double </text:span>std_deviation){</text:p>
      <text:p text:style-name="P62"/>
      <text:p text:style-name="P52">//Function returns the first element's address of the zScore<text:span text:style-name="T62">Array</text:span>, to do that <text:span text:style-name="T62">it</text:span> should be declared as dynamic array.</text:p>
      <text:p text:style-name="P62"><text:span text:style-name="T10"><text:s text:c="4"/>double</text:span>* zScoreArray = <text:span text:style-name="T10">new double </text:span>[data_size];</text:p>
      <text:p text:style-name="P62"/>
      <text:p text:style-name="P62"><text:span text:style-name="T10"><text:s text:c="4"/>for</text:span>(<text:span text:style-name="T10">int </text:span>i=0; i&lt;data_size; i++)</text:p>
      <text:p text:style-name="P62"><text:s text:c="8"/>zScoreArray[i] = (data_array[i]-mean) / std_deviation;</text:p>
      <text:p text:style-name="P62"/>
      <text:p text:style-name="P36"><text:s text:c="4"/>//The first element's address of the zScoreArray is returned to the main function.</text:p>
      <text:p text:style-name="P62"><text:span text:style-name="T10"><text:s text:c="4"/>return </text:span>zScoreArray;</text:p>
      <text:p text:style-name="P77"><text:span text:style-name="T31">} <text:s text:c="3"/>//</text:span><text:span text:style-name="T30">end </text:span><text:span text:style-name="T31">CalculateZScore</text:span><text:span text:style-name="T30"> ( )</text:span></text:p>
      <text:p text:style-name="P62"/>
      <text:p text:style-name="P36">//PrintZScoreArray prints the whole elements of the array.</text:p>
      <text:p text:style-name="P36">//It takes one pointer that holds the first element's address of the zScoreArray and one integer value called data_size.</text:p>
      <text:p text:style-name="P62"><text:span text:style-name="T10">void </text:span>PrintZScoreArray(<text:span text:style-name="T10">double</text:span>* zscore, <text:span text:style-name="T10">int </text:span>data_size){</text:p>
      <text:p text:style-name="P62"/>
      <text:p text:style-name="P62"><text:span text:style-name="T10"><text:s text:c="4"/>for</text:span>(<text:span text:style-name="T10">int </text:span>i=0; i&lt;=25; i++){</text:p>
      <text:p text:style-name="P62"><text:span text:style-name="T10"><text:s text:c="8"/>if</text:span>(i==0) <text:span text:style-name="T16"><text:s text:c="3"/>cout</text:span>&lt;&lt;<text:span text:style-name="T14">"+"</text:span>;</text:p>
      <text:p text:style-name="P62"><text:span text:style-name="T10"><text:s text:c="8"/>else if</text:span>(i==25) <text:span text:style-name="T16"><text:s/>cout</text:span>&lt;&lt;<text:span text:style-name="T14">"+\n"</text:span>;</text:p>
      <text:p text:style-name="P62"><text:span text:style-name="T10"><text:s text:c="8"/>else </text:span><text:span text:style-name="T16"><text:s text:c="3"/>cout</text:span>&lt;&lt;<text:span text:style-name="T14">"-"</text:span>;</text:p>
      <text:p text:style-name="P62"><text:s text:c="4"/>}<text:span text:style-name="T17">// +------------------------+</text:span></text:p>
      <text:p text:style-name="P36"/>
      <text:p text:style-name="P36">// <text:s/>There is 2 "|" and the size of the "Z__SCORE" 8.<text:tab/><text:tab/>8+2=10;</text:p>
      <text:p text:style-name="P36">// <text:s/>26-10=16; <text:s text:c="2"/>16/2=8; <text:s text:c="4"/>8 + 8(Z__SCORE) = 16; <text:s text:c="3"/>To center "Z__SCORE", setw(16)</text:p>
      <text:p text:style-name="P62"><text:span text:style-name="T16"><text:s text:c="4"/>cout</text:span>&lt;&lt;<text:span text:style-name="T14">"|"</text:span>&lt;&lt;<text:span text:style-name="T16">setw</text:span>(16)&lt;&lt;<text:span text:style-name="T14">"Z__SCORE"</text:span>&lt;&lt;<text:span text:style-name="T16">setw</text:span>(10)&lt;&lt;<text:span text:style-name="T14">"|\n"</text:span>;</text:p>
      <text:p text:style-name="P36"><text:s text:c="4"/>// <text:s/>| <text:s text:c="7"/>Z__SCORE <text:s text:c="7"/>|</text:p>
      <text:p text:style-name="P36"/>
      <text:p text:style-name="P62"><text:span text:style-name="T10"><text:s text:c="4"/>for</text:span>(<text:span text:style-name="T10">int </text:span>i=0; i&lt;=25; i++){</text:p>
      <text:p text:style-name="P62"><text:span text:style-name="T10"><text:s text:c="8"/>if</text:span>(i==0) <text:span text:style-name="T16"><text:s text:c="3"/>cout</text:span>&lt;&lt;<text:span text:style-name="T14">"+"</text:span>;</text:p>
      <text:p text:style-name="P62"><text:span text:style-name="T10"><text:s text:c="8"/>else if</text:span>(i==25) <text:span text:style-name="T16"><text:s/>cout</text:span>&lt;&lt;<text:span text:style-name="T14">"+\n"</text:span>;</text:p>
      <text:p text:style-name="P62"><text:span text:style-name="T10"><text:s text:c="8"/>else </text:span><text:span text:style-name="T16"><text:s text:c="3"/>cout</text:span>&lt;&lt;<text:span text:style-name="T14">"-"</text:span>;</text:p>
      <text:p text:style-name="P62"><text:s text:c="4"/>}<text:span text:style-name="T17">// +------------------------+</text:span></text:p>
      <text:p text:style-name="P36"/>
      <text:p text:style-name="P62"><text:span text:style-name="T10"><text:s text:c="4"/>for</text:span>(<text:span text:style-name="T10">int </text:span>i=0; i&lt;data_size; i++)</text:p>
      <text:p text:style-name="P62"><text:span text:style-name="T16"><text:s text:c="8"/>cout</text:span>&lt;&lt;<text:span text:style-name="T14">"|"</text:span>&lt;&lt;<text:span text:style-name="T16">setw</text:span>(24)&lt;&lt;zscore[i]&lt;&lt;<text:span text:style-name="T14">"|"</text:span>&lt;&lt;<text:span text:style-name="T16">endl</text:span>;</text:p>
      <text:p text:style-name="P23">// | i| </text:p>
      <text:p text:style-name="P23"/>
      <text:p text:style-name="P62"><text:soft-page-break/><text:span text:style-name="T10"><text:s text:c="4"/>for</text:span>(<text:span text:style-name="T10">int </text:span>i=0; i&lt;=25; i++){</text:p>
      <text:p text:style-name="P62"><text:span text:style-name="T10"><text:s text:c="8"/>if</text:span>(i==0) <text:span text:style-name="T16"><text:s text:c="3"/>cout</text:span>&lt;&lt;<text:span text:style-name="T14">"+"</text:span>;</text:p>
      <text:p text:style-name="P62"><text:span text:style-name="T10"><text:s text:c="8"/>else if</text:span>(i==25) <text:span text:style-name="T16"><text:s/>cout</text:span>&lt;&lt;<text:span text:style-name="T14">"+\n"</text:span>;</text:p>
      <text:p text:style-name="P62"><text:span text:style-name="T10"><text:s text:c="8"/>else </text:span><text:span text:style-name="T16"><text:s text:c="3"/>cout</text:span>&lt;&lt;<text:span text:style-name="T14">"-"</text:span>;</text:p>
      <text:p text:style-name="P62"><text:s text:c="4"/>}<text:span text:style-name="T17">// +------------------------+</text:span></text:p>
      <text:p text:style-name="P78">}<text:span text:style-name="T17"> <text:s text:c="3"/>//</text:span><text:span text:style-name="T30">end </text:span><text:span text:style-name="T32">PrintZScoreArray</text:span><text:span text:style-name="T30"> ( )</text:span></text:p>
      <text:p text:style-name="P53"/>
      <text:p text:style-name="P36">//CalculateTScore calculates the T score of each elements of the array and returns this tScoreArray to main function.</text:p>
      <text:p text:style-name="P36">// <text:s text:c="5"/><text:tab/>It takes one pointer that holds the first element's address of the array,</text:p>
      <text:p text:style-name="P36">//<text:tab/>one integer variable called data_size, and three double variables called data_size, mean and std_deviation.</text:p>
      <text:p text:style-name="P62"><text:span text:style-name="T10">double</text:span>* CalculateTScore(<text:span text:style-name="T10">int</text:span>* data_array, <text:span text:style-name="T10">int </text:span>data_size, <text:span text:style-name="T10">double </text:span>mean, <text:span text:style-name="T10">double </text:span>std_deviation){</text:p>
      <text:p text:style-name="P54">//Function returns the first element's address of the tScoreArray, to do that tScoreArray should be declared as dynamic array.</text:p>
      <text:p text:style-name="P62"><text:span text:style-name="T10"><text:s text:c="4"/>double</text:span>* tScoreArray = <text:span text:style-name="T10">new double </text:span>[data_size];</text:p>
      <text:p text:style-name="P90"/>
      <text:p text:style-name="P62"><text:span text:style-name="T10"><text:s text:c="4"/>for</text:span>(<text:span text:style-name="T10">int </text:span>i=0; i&lt;data_size; i++)</text:p>
      <text:p text:style-name="P62"><text:s text:c="8"/>tScoreArray[i] = 10 * ( (data_array[i] - mean) / std_deviation ) + 50;</text:p>
      <text:p text:style-name="P62"/>
      <text:p text:style-name="P36"><text:s text:c="4"/>//The first element's address of the tScoreArray is returned to the main function.</text:p>
      <text:p text:style-name="P62"><text:span text:style-name="T10"><text:s text:c="4"/>return </text:span>tScoreArray;</text:p>
      <text:p text:style-name="P79">}<text:span text:style-name="T17"> <text:s text:c="3"/>//</text:span><text:span text:style-name="T30">end </text:span><text:span text:style-name="T33">CalculateTScore</text:span><text:span text:style-name="T30"> ( )</text:span></text:p>
      <text:p text:style-name="P62"/>
      <text:p text:style-name="P36">//PrintTScoreArray prints the whole elements of the array.</text:p>
      <text:p text:style-name="P36">//It takes one pointer that holds the first element's address of the tScoreArray and one integer value called data_size.</text:p>
      <text:p text:style-name="P62"><text:span text:style-name="T10">void </text:span>PrintTScoreArray(<text:span text:style-name="T10">double</text:span>* tscore, <text:span text:style-name="T10">int </text:span>data_size){</text:p>
      <text:p text:style-name="P62"><text:span text:style-name="T10"><text:s text:c="4"/>for</text:span>(<text:span text:style-name="T10">int </text:span>i=0; i&lt;=25; i++){</text:p>
      <text:p text:style-name="P62"><text:span text:style-name="T10"><text:s text:c="8"/>if</text:span>(i==0) <text:span text:style-name="T16"><text:s text:c="3"/>cout</text:span>&lt;&lt;<text:span text:style-name="T14">"+"</text:span>;</text:p>
      <text:p text:style-name="P62"><text:span text:style-name="T10"><text:s text:c="8"/>else if</text:span>(i==25) <text:span text:style-name="T16"><text:s/>cout</text:span>&lt;&lt;<text:span text:style-name="T14">"+\n"</text:span>;</text:p>
      <text:p text:style-name="P62"><text:span text:style-name="T10"><text:s text:c="8"/>else </text:span><text:span text:style-name="T16"><text:s text:c="3"/>cout</text:span>&lt;&lt;<text:span text:style-name="T14">"-"</text:span>;</text:p>
      <text:p text:style-name="P62"><text:s text:c="4"/>}<text:span text:style-name="T17">// +------------------------+</text:span></text:p>
      <text:p text:style-name="P36"/>
      <text:p text:style-name="P36">// <text:s/>There is 2 "|" and the size of the "Z__SCORE" 8.<text:tab/><text:tab/>8+2=10;</text:p>
      <text:p text:style-name="P36">// <text:s/>26-10=16; <text:s text:c="2"/>16/2=8; <text:s text:c="4"/>8 + 8(T__SCORE) = 16; <text:s text:c="3"/>To center "T__SCORE", setw(16)</text:p>
      <text:p text:style-name="P62"><text:span text:style-name="T16"><text:s text:c="4"/>cout</text:span>&lt;&lt;<text:span text:style-name="T14">"|"</text:span>&lt;&lt;<text:span text:style-name="T16">setw</text:span>(16)&lt;&lt;<text:span text:style-name="T14">"T__SCORE"</text:span>&lt;&lt;<text:span text:style-name="T16">setw</text:span>(10)&lt;&lt;<text:span text:style-name="T14">"|\n"</text:span>;</text:p>
      <text:p text:style-name="P36"><text:s text:c="4"/>// <text:s/>| <text:s text:c="7"/>T__SCORE <text:s text:c="7"/>|</text:p>
      <text:p text:style-name="P36"/>
      <text:p text:style-name="P62"><text:span text:style-name="T10"><text:s text:c="4"/>for</text:span>(<text:span text:style-name="T10">int </text:span>i=0; i&lt;=25; i++){</text:p>
      <text:p text:style-name="P62"><text:span text:style-name="T10"><text:s text:c="8"/>if</text:span>(i==0) <text:span text:style-name="T16"><text:s text:c="3"/>cout</text:span>&lt;&lt;<text:span text:style-name="T14">"+"</text:span>;</text:p>
      <text:p text:style-name="P62"><text:span text:style-name="T10"><text:s text:c="8"/>else if</text:span>(i==25) <text:span text:style-name="T16"><text:s/>cout</text:span>&lt;&lt;<text:span text:style-name="T14">"+\n"</text:span>;</text:p>
      <text:p text:style-name="P62"><text:span text:style-name="T10"><text:s text:c="8"/>else </text:span><text:span text:style-name="T16"><text:s text:c="3"/>cout</text:span>&lt;&lt;<text:span text:style-name="T14">"-"</text:span>;</text:p>
      <text:p text:style-name="P62"><text:s text:c="4"/>}<text:span text:style-name="T17">// +------------------------+</text:span></text:p>
      <text:p text:style-name="P62"><text:span text:style-name="T10"><text:s text:c="4"/>for</text:span>(<text:span text:style-name="T10">int </text:span>i=0; i&lt;data_size; i++)</text:p>
      <text:p text:style-name="P62"><text:span text:style-name="T16"><text:s text:c="8"/>cout</text:span>&lt;&lt;<text:span text:style-name="T14">"|"</text:span>&lt;&lt;<text:span text:style-name="T16">setw</text:span>(24)&lt;&lt;tscore[i]&lt;&lt;<text:span text:style-name="T14">"|"</text:span>&lt;&lt;<text:span text:style-name="T16">endl</text:span>;</text:p>
      <text:p text:style-name="P55"><text:s text:c="4"/>// <text:s/>| <text:s text:c="23"/><text:span text:style-name="T47">i</text:span>|</text:p>
      <text:p text:style-name="P62"><text:span text:style-name="T10"><text:s text:c="4"/>for</text:span>(<text:span text:style-name="T10">int </text:span>i=0; i&lt;=25; i++){</text:p>
      <text:p text:style-name="P62"><text:span text:style-name="T10"><text:s text:c="8"/>if</text:span>(i==0) <text:span text:style-name="T16"><text:s text:c="3"/>cout</text:span>&lt;&lt;<text:span text:style-name="T14">"+"</text:span>;</text:p>
      <text:p text:style-name="P62"><text:span text:style-name="T10"><text:s text:c="8"/>else if</text:span>(i==25) <text:span text:style-name="T16"><text:s/>cout</text:span>&lt;&lt;<text:span text:style-name="T14">"+\n"</text:span>;</text:p>
      <text:p text:style-name="P62"><text:span text:style-name="T10"><text:s text:c="8"/>else </text:span><text:span text:style-name="T16"><text:s text:c="3"/>cout</text:span>&lt;&lt;<text:span text:style-name="T14">"-"</text:span>;</text:p>
      <text:p text:style-name="P62"><text:s text:c="4"/>}<text:span text:style-name="T17">// +------------------------+</text:span></text:p>
      <text:p text:style-name="P80">}<text:span text:style-name="T17"> <text:s text:c="3"/>//</text:span><text:span text:style-name="T30">end </text:span><text:span text:style-name="T34">Print</text:span><text:span text:style-name="T33">TScore</text:span><text:span text:style-name="T30"> ( )</text:span></text:p>
      <text:p text:style-name="P22"><text:soft-page-break/>Quiz</text:p>
      <text:p text:style-name="P81"><text:span text:style-name="T10">double</text:span>* CalculateDecimalScaledData (<text:span text:style-name="T10">int</text:span>* data_array, <text:span text:style-name="T10">int </text:span>data_size);</text:p>
      <text:p text:style-name="P81"><text:span text:style-name="T10">int </text:span>FindMinJValue (<text:span text:style-name="T10">int</text:span>* data_array, <text:span text:style-name="T10">int </text:span>data_size);</text:p>
      <text:p text:style-name="P81"><text:span text:style-name="T10">double </text:span>FindAbsoluteMax (<text:span text:style-name="T10">int</text:span>* data_array, <text:span text:style-name="T10">int </text:span>data_size);</text:p>
      <text:p text:style-name="P81"><text:span text:style-name="T10">void </text:span>PrintDecimalScaledData (<text:span text:style-name="T10">double</text:span>* decimal_scaled_data, <text:span text:style-name="T10">int </text:span>data_size);</text:p>
      <text:p text:style-name="P81"/>
      <text:p text:style-name="P56">// <text:s text:c="5"/>CalculatedDecimalScaledData will divide each element of the array to the minimimJ'th power of ten, and return the whole array to main function.</text:p>
      <text:p text:style-name="P81"><text:span text:style-name="T10">double</text:span>* CalculateDecimalScaledData (<text:span text:style-name="T10">int</text:span>* data_array, <text:span text:style-name="T10">int </text:span>data_size){</text:p>
      <text:p text:style-name="P81"/>
      <text:p text:style-name="P57">// <text:s text:c="5"/><text:span text:style-name="T63">To get minimumJ FindMinJValue is called.</text:span></text:p>
      <text:p text:style-name="P81"><text:span text:style-name="T10"><text:s text:c="4"/>int </text:span>minimumJ = <text:span text:style-name="T16">FindMinJValue</text:span>(data_array, data_size);</text:p>
      <text:p text:style-name="P81"/>
      <text:p text:style-name="P57">// <text:s text:c="5"/><text:span text:style-name="T63">Declared dynamic array called minJArray to return its address to main function.</text:span></text:p>
      <text:p text:style-name="P81"><text:span text:style-name="T10"><text:s text:c="4"/>double</text:span>* minJArray = <text:span text:style-name="T10">new double </text:span>[data_size];</text:p>
      <text:p text:style-name="P81"/>
      <text:p text:style-name="P57">// <text:s text:c="5"/>C<text:span text:style-name="T63">alculation of the minimum J.</text:span></text:p>
      <text:p text:style-name="P81"><text:span text:style-name="T10"><text:s text:c="4"/>for</text:span>(<text:span text:style-name="T10">int </text:span>i=0; i&lt;data_size; i++)</text:p>
      <text:p text:style-name="P81"><text:s text:c="8"/>minJArray[i] = data_array[i] / <text:span text:style-name="T16">pow</text:span>(10,minimumJ);</text:p>
      <text:p text:style-name="P81"/>
      <text:p text:style-name="P57">// <text:s text:c="5"/><text:span text:style-name="T63">minJArray’s address is returned to main function.</text:span></text:p>
      <text:p text:style-name="P81"><text:span text:style-name="T10"><text:s text:c="4"/>return </text:span>minJArray;</text:p>
      <text:p text:style-name="P82">}<text:span text:style-name="T17">//</text:span><text:span text:style-name="T35">end <text:s/>CalculatedDecimalScaledData ( )</text:span></text:p>
      <text:p text:style-name="P81"/>
      <text:p text:style-name="P56">//<text:tab/>FindMinJValue will divide each element of the array to the nth power of ten, and return n as MinJValue.</text:p>
      <text:p text:style-name="P81"><text:span text:style-name="T10">int </text:span>FindMinJValue (<text:span text:style-name="T10">int</text:span>* data_array, <text:span text:style-name="T10">int </text:span>data_size){</text:p>
      <text:p text:style-name="P81"/>
      <text:p text:style-name="P81"><text:span text:style-name="T10"><text:s text:c="4"/>double </text:span>absoluteMaximum = <text:span text:style-name="T16">FindAbsoluteMax</text:span>(data_array, data_size);</text:p>
      <text:p text:style-name="P81"/>
      <text:p text:style-name="P56"><text:s text:c="4"/>//If absoluteMaximum is lower than one, function will return the power of ten.</text:p>
      <text:p text:style-name="P81"><text:span text:style-name="T10"><text:s text:c="4"/>int </text:span>power=0;</text:p>
      <text:p text:style-name="P81"><text:span text:style-name="T10"><text:s text:c="4"/>for</text:span>( ; !(absoluteMaximum&lt;1); power++)</text:p>
      <text:p text:style-name="P81"><text:s text:c="8"/>absoluteMaximum /= <text:span text:style-name="T16">pow</text:span>(10,power);</text:p>
      <text:p text:style-name="P56"/>
      <text:p text:style-name="P58">//<text:tab/><text:span text:style-name="T64">power is increased by the for loop, when the loop is terminated power once more increased. </text:span></text:p>
      <text:p text:style-name="P58"><text:span text:style-name="T64">//<text:tab/>That’s why FindMinJValue ( ) returned “ power – 1 “</text:span></text:p>
      <text:p text:style-name="P81"><text:span text:style-name="T10"><text:s text:c="4"/>return </text:span>power-1;</text:p>
      <text:p text:style-name="P35">} <text:span text:style-name="T17">//</text:span><text:span text:style-name="T36">end FindMinJValue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56"><text:soft-page-break/>//<text:tab/>FindAbsoluteMax will find the absolute maximum value of the array and return it.</text:p>
      <text:p text:style-name="P81"><text:span text:style-name="T10">double </text:span>FindAbsoluteMax (<text:span text:style-name="T10">int</text:span>* data_array, <text:span text:style-name="T10">int </text:span>data_size){</text:p>
      <text:p text:style-name="P59">//<text:tab/>“<text:span text:style-name="T66">temp” is declared to make any number of data_array positive. “maximumNumber” is declared to find which one is bigger.</text:span></text:p>
      <text:p text:style-name="P81"><text:span text:style-name="T10"><text:s text:c="4"/>int </text:span>temp, maximumNumber <text:span text:style-name="T65">= data_array [0]</text:span>;<text:tab/><text:tab/></text:p>
      <text:p text:style-name="P81"><text:span text:style-name="T10"/></text:p>
      <text:p text:style-name="P83"><text:span text:style-name="T10"><text:tab/>for</text:span>(<text:span text:style-name="T10">int </text:span>i=0; i&lt;data_size; i++){</text:p>
      <text:p text:style-name="P87"><text:s text:c="8"/><text:tab/><text:tab/>temp = data_array[i];<text:tab/><text:tab/><text:tab/><text:tab/>//<text:tab/> <text:span text:style-name="T40">data_array [ i ] is assigned to temp to don’t change the real value of data_array.</text:span></text:p>
      <text:p text:style-name="P81"/>
      <text:p text:style-name="P85"><text:span text:style-name="T10"><text:s text:c="8"/><text:tab/><text:tab/>if</text:span>(temp&lt;0)<text:tab/><text:tab/><text:tab/><text:tab/><text:tab/><text:span text:style-name="T17">//<text:tab/></text:span><text:span text:style-name="T38">If the number is negative </text:span></text:p>
      <text:p text:style-name="P86"><text:s text:c="11"/><text:tab/><text:tab/><text:tab/>temp = temp*-1;<text:tab/><text:tab/><text:tab/>//<text:tab/><text:span text:style-name="T38">it will be positive.</text:span></text:p>
      <text:p text:style-name="P81"/>
      <text:p text:style-name="P85"><text:span text:style-name="T10"><text:s text:c="8"/><text:tab/><text:tab/>if</text:span>(temp&gt;maximumNumber)<text:tab/><text:tab/><text:tab/><text:span text:style-name="T17">//<text:tab/></text:span><text:span text:style-name="T38">Comparing which one is bigger.</text:span></text:p>
      <text:p text:style-name="P86"><text:s text:c="11"/><text:tab/><text:tab/><text:tab/> maximumNumber = temp;<text:tab/><text:tab/><text:span text:style-name="T17">//<text:tab/></text:span><text:span text:style-name="T39">The biggest one is assigned to variable called maximumNumber</text:span></text:p>
      <text:p text:style-name="P34"><text:tab/>}<text:span text:style-name="T17">//end for </text:span></text:p>
      <text:p text:style-name="P34"><text:span text:style-name="T17"/></text:p>
      <text:p text:style-name="P88"><text:span text:style-name="T38"><text:tab/>//<text:tab/></text:span><text:span text:style-name="T41">maximumNumber will be returned.</text:span></text:p>
      <text:p text:style-name="P81"><text:span text:style-name="T10"><text:s text:c="4"/>return </text:span>maximumNumber;</text:p>
      <text:p text:style-name="P84">}<text:span text:style-name="T17">//end </text:span><text:span text:style-name="T37">FindAbsoluteMax ( ) </text:span></text:p>
      <text:p text:style-name="P56"/>
      <text:p text:style-name="P56">//PrintDecimalScaledData will print the whole elements of the array.</text:p>
      <text:p text:style-name="P81"><text:span text:style-name="T10">void </text:span>PrintDecimalScaledData (<text:span text:style-name="T10">double</text:span>* DecimalScaledData, <text:span text:style-name="T10">int </text:span>data_size){</text:p>
      <text:p text:style-name="P81"><text:span text:style-name="T10"/></text:p>
      <text:p text:style-name="P81"><text:span text:style-name="T10"><text:s text:c="4"/>for</text:span>(<text:span text:style-name="T10">int </text:span>i=0; i&lt;=25; i++){</text:p>
      <text:p text:style-name="P81"><text:span text:style-name="T10"><text:s text:c="8"/>if</text:span>(i==0) <text:span text:style-name="T16"><text:s text:c="3"/>cout</text:span>&lt;&lt;<text:span text:style-name="T14">"+"</text:span>;</text:p>
      <text:p text:style-name="P81"><text:span text:style-name="T10"><text:s text:c="8"/>else if</text:span>(i==25) <text:span text:style-name="T16"><text:s/>cout</text:span>&lt;&lt;<text:span text:style-name="T14">"+\n"</text:span>;</text:p>
      <text:p text:style-name="P81"><text:span text:style-name="T10"><text:s text:c="8"/>else </text:span><text:span text:style-name="T16"><text:s text:c="3"/>cout</text:span>&lt;&lt;<text:span text:style-name="T14">"-"</text:span>;</text:p>
      <text:p text:style-name="P81"><text:s text:c="4"/>}<text:span text:style-name="T17">// +------------------------+</text:span></text:p>
      <text:p text:style-name="P81"><text:span text:style-name="T17"/></text:p>
      <text:p text:style-name="P56"><text:s text:c="4"/>// <text:s/>There is 2 "|" and the size of the "DecimalScaltedData" 18.</text:p>
      <text:p text:style-name="P56"><text:s text:c="4"/>// <text:s/>26-20=6; <text:s text:c="2"/>6/2=3; <text:s text:c="4"/>3 + 18(DecimalScaledData) = 21; <text:s text:c="3"/>To center "DecimalScaledData", setw(21)<text:tab/>18+2=20; </text:p>
      <text:p text:style-name="P81"><text:span text:style-name="T16">cout</text:span>&lt;&lt;<text:span text:style-name="T14">"|"</text:span>&lt;&lt;<text:span text:style-name="T16">setw</text:span>(21)&lt;&lt;<text:span text:style-name="T14">"DecimalScaledData"</text:span>&lt;&lt;<text:span text:style-name="T16">setw</text:span>(5)&lt;&lt;<text:span text:style-name="T14">"|\n"</text:span>;</text:p>
      <text:p text:style-name="P56"><text:s text:c="4"/>// <text:s/>| <text:s text:c="3"/>DecimalScaledData <text:s text:c="2"/>|</text:p>
      <text:p text:style-name="P56"/>
      <text:p text:style-name="P81"><text:span text:style-name="T10"><text:s text:c="4"/>for</text:span>(<text:span text:style-name="T10">int </text:span>i=0; i&lt;=25; i++){</text:p>
      <text:p text:style-name="P81"><text:span text:style-name="T10"><text:s text:c="8"/>if</text:span>(i==0) <text:span text:style-name="T16"><text:s text:c="3"/>cout</text:span>&lt;&lt;<text:span text:style-name="T14">"+"</text:span>;</text:p>
      <text:p text:style-name="P81"><text:span text:style-name="T10"><text:s text:c="8"/>else if</text:span>(i==25) <text:span text:style-name="T16"><text:s/>cout</text:span>&lt;&lt;<text:span text:style-name="T14">"+\n"</text:span>;</text:p>
      <text:p text:style-name="P81"><text:span text:style-name="T10"><text:s text:c="8"/>else </text:span><text:span text:style-name="T16"><text:s text:c="3"/>cout</text:span>&lt;&lt;<text:span text:style-name="T14">"-"</text:span>;</text:p>
      <text:p text:style-name="P81"><text:s text:c="4"/>}<text:span text:style-name="T17">// +------------------------+</text:span></text:p>
      <text:p text:style-name="P81"><text:span text:style-name="T17"/></text:p>
      <text:p text:style-name="P81"><text:span text:style-name="T10"><text:s text:c="4"/>for</text:span>(<text:span text:style-name="T10">int </text:span>i=0; i&lt;data_size; i++)</text:p>
      <text:p text:style-name="P81"><text:span text:style-name="T16"><text:s text:c="8"/>cout</text:span>&lt;&lt;<text:span text:style-name="T14">"|"</text:span>&lt;&lt;<text:span text:style-name="T16">setw</text:span>(24)&lt;&lt;DecimalScaledData[i]&lt;&lt;<text:span text:style-name="T14">"|"</text:span>&lt;&lt;<text:span text:style-name="T16">endl</text:span>;</text:p>
      <text:p text:style-name="P25">// | i| </text:p>
      <text:p text:style-name="P81"><text:span text:style-name="T10"><text:s text:c="4"/>for</text:span>(<text:span text:style-name="T10">int </text:span>i=0; i&lt;=25; i++){</text:p>
      <text:p text:style-name="P81"><text:span text:style-name="T10"><text:s text:c="8"/>if</text:span>(i==0) <text:span text:style-name="T16"><text:s text:c="3"/>cout</text:span>&lt;&lt;<text:span text:style-name="T14">"+"</text:span>;</text:p>
      <text:p text:style-name="P81"><text:span text:style-name="T10"><text:s text:c="8"/>else if</text:span>(i==25) <text:span text:style-name="T16"><text:s/>cout</text:span>&lt;&lt;<text:span text:style-name="T14">"+\n"</text:span>;</text:p>
      <text:p text:style-name="P81"><text:span text:style-name="T10"><text:s text:c="8"/>else </text:span><text:span text:style-name="T16"><text:s text:c="3"/>cout</text:span>&lt;&lt;<text:span text:style-name="T14">"-"</text:span>;</text:p>
      <text:p text:style-name="P81"><text:s text:c="4"/>}<text:span text:style-name="T17">// +------------------------+</text:span></text:p>
      <text:p text:style-name="P89">}//<text:span text:style-name="T42">end <text:s/>PrintDecimalScaledData ( )</text:span></text:p>
      <text:p text:style-name="P21"><text:soft-page-break/>Conclusion</text:p>
      <text:p text:style-name="P18"/>
      <text:p text:style-name="P20">*<text:tab/>I’ve learned the steps to take when using <text:span text:style-name="T67">setw</text:span> function <text:span text:style-name="T68">which is defined in </text:span><text:span text:style-name="T15">iomanip</text:span><text:span text:style-name="T68"> header.</text:span></text:p>
      <text:p text:style-name="P20"/>
      <text:p text:style-name="P19">*<text:tab/><text:span text:style-name="T68">Pointers and arrays are created in STACK MEMORY so, we will lose their address and values when a function terminated.</text:span></text:p>
      <text:p text:style-name="P19"/>
      <text:p text:style-name="P19">*<text:tab/><text:span text:style-name="T68">To reach a pointer or an array in every function and don’t lose its values, and if we want to return its address to another function, we have to declare them as DYNAMIC.</text:span></text:p>
      <text:p text:style-name="P19"/>
      <text:p text:style-name="P19">*<text:tab/><text:span text:style-name="T68">To declare something as dynamic, we use </text:span><text:span text:style-name="T45">new </text:span><text:span text:style-name="T68">operator in C++.</text:span></text:p>
      <text:p text:style-name="P19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Note: The report prepared by Şafak Akıncı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0cm" fo:page-height="28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2T20:25:51.510880000</meta:creation-date>
    <dc:date>2016-10-18T20:55:35.864481000</dc:date>
    <meta:editing-duration>PT3H58M</meta:editing-duration>
    <meta:editing-cycles>159</meta:editing-cycles>
    <meta:generator>LibreOffice/5.2.1.2$MacOSX_X86_64 LibreOffice_project/31dd62db80d4e60af04904455ec9c9219178d620</meta:generator>
    <meta:document-statistic meta:table-count="0" meta:image-count="0" meta:object-count="0" meta:page-count="12" meta:paragraph-count="419" meta:word-count="2489" meta:character-count="20022" meta:non-whitespace-character-count="15800"/>
  </office:meta>
</office:document-meta>
</file>